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0299278411474982" calcext:value-type="float">
            <text:p>0.0299278411</text:p>
          </table:table-cell>
          <table:table-cell office:value-type="float" office:value="0.113503556237489" calcext:value-type="float">
            <text:p>0.1135035562</text:p>
          </table:table-cell>
          <table:table-cell/>
          <table:table-cell office:value-type="float" office:value="0.0377826845808563" calcext:value-type="float">
            <text:p>0.0377826846</text:p>
          </table:table-cell>
          <table:table-cell office:value-type="float" office:value="0.086170649250167" calcext:value-type="float">
            <text:p>0.0861706493</text:p>
          </table:table-cell>
          <table:table-cell/>
          <table:table-cell office:value-type="float" office:value="0.0966720099937169" calcext:value-type="float">
            <text:p>0.09667201</text:p>
          </table:table-cell>
          <table:table-cell office:value-type="float" office:value="0.115846556063441" calcext:value-type="float">
            <text:p>0.1158465561</text:p>
          </table:table-cell>
          <table:table-cell/>
          <table:table-cell office:value-type="float" office:value="0.0759125927078513" calcext:value-type="float">
            <text:p>0.0759125927</text:p>
          </table:table-cell>
          <table:table-cell office:value-type="float" office:value="0.0342567489390369" calcext:value-type="float">
            <text:p>0.0342567489</text:p>
          </table:table-cell>
        </table:table-row>
        <table:table-row table:style-name="ro1">
          <table:table-cell office:value-type="float" office:value="0.0552164799282776" calcext:value-type="float">
            <text:p>0.0552164799</text:p>
          </table:table-cell>
          <table:table-cell office:value-type="float" office:value="0.257376583949944" calcext:value-type="float">
            <text:p>0.2573765839</text:p>
          </table:table-cell>
          <table:table-cell/>
          <table:table-cell office:value-type="float" office:value="0.0768132282448413" calcext:value-type="float">
            <text:p>0.0768132282</text:p>
          </table:table-cell>
          <table:table-cell office:value-type="float" office:value="0.187417825056509" calcext:value-type="float">
            <text:p>0.1874178251</text:p>
          </table:table-cell>
          <table:table-cell/>
          <table:table-cell office:value-type="float" office:value="0.154133811093759" calcext:value-type="float">
            <text:p>0.1541338111</text:p>
          </table:table-cell>
          <table:table-cell office:value-type="float" office:value="0.171908060089672" calcext:value-type="float">
            <text:p>0.1719080601</text:p>
          </table:table-cell>
          <table:table-cell/>
          <table:table-cell office:value-type="float" office:value="0.125186107758161" calcext:value-type="float">
            <text:p>0.1251861078</text:p>
          </table:table-cell>
          <table:table-cell office:value-type="float" office:value="0.0745999867116633" calcext:value-type="float">
            <text:p>0.0745999867</text:p>
          </table:table-cell>
        </table:table-row>
        <table:table-row table:style-name="ro1">
          <table:table-cell office:value-type="float" office:value="0.0856319720240152" calcext:value-type="float">
            <text:p>0.085631972</text:p>
          </table:table-cell>
          <table:table-cell office:value-type="float" office:value="0.387263113006959" calcext:value-type="float">
            <text:p>0.387263113</text:p>
          </table:table-cell>
          <table:table-cell/>
          <table:table-cell office:value-type="float" office:value="0.108219186633768" calcext:value-type="float">
            <text:p>0.1082191866</text:p>
          </table:table-cell>
          <table:table-cell office:value-type="float" office:value="0.314858374740696" calcext:value-type="float">
            <text:p>0.3148583747</text:p>
          </table:table-cell>
          <table:table-cell/>
          <table:table-cell office:value-type="float" office:value="0.188361975482116" calcext:value-type="float">
            <text:p>0.1883619755</text:p>
          </table:table-cell>
          <table:table-cell office:value-type="float" office:value="0.241872970773021" calcext:value-type="float">
            <text:p>0.2418729708</text:p>
          </table:table-cell>
          <table:table-cell/>
          <table:table-cell office:value-type="float" office:value="0.159758101587643" calcext:value-type="float">
            <text:p>0.1597581016</text:p>
          </table:table-cell>
          <table:table-cell office:value-type="float" office:value="0.115500680567844" calcext:value-type="float">
            <text:p>0.1155006806</text:p>
          </table:table-cell>
        </table:table-row>
        <table:table-row table:style-name="ro1">
          <table:table-cell office:value-type="float" office:value="0.12543590268176" calcext:value-type="float">
            <text:p>0.1254359027</text:p>
          </table:table-cell>
          <table:table-cell office:value-type="float" office:value="0.536879046060035" calcext:value-type="float">
            <text:p>0.5368790461</text:p>
          </table:table-cell>
          <table:table-cell/>
          <table:table-cell office:value-type="float" office:value="0.147992865464284" calcext:value-type="float">
            <text:p>0.1479928655</text:p>
          </table:table-cell>
          <table:table-cell office:value-type="float" office:value="0.467654535917603" calcext:value-type="float">
            <text:p>0.4676545359</text:p>
          </table:table-cell>
          <table:table-cell/>
          <table:table-cell office:value-type="float" office:value="0.276778175627516" calcext:value-type="float">
            <text:p>0.2767781756</text:p>
          </table:table-cell>
          <table:table-cell office:value-type="float" office:value="0.411846446636536" calcext:value-type="float">
            <text:p>0.4118464466</text:p>
          </table:table-cell>
          <table:table-cell/>
          <table:table-cell office:value-type="float" office:value="0.192370039203426" calcext:value-type="float">
            <text:p>0.1923700392</text:p>
          </table:table-cell>
          <table:table-cell office:value-type="float" office:value="0.153852422062038" calcext:value-type="float">
            <text:p>0.1538524221</text:p>
          </table:table-cell>
        </table:table-row>
        <table:table-row table:style-name="ro1">
          <table:table-cell office:value-type="float" office:value="0.138766663879251" calcext:value-type="float">
            <text:p>0.1387666639</text:p>
          </table:table-cell>
          <table:table-cell office:value-type="float" office:value="0.668118439969507" calcext:value-type="float">
            <text:p>0.66811844</text:p>
          </table:table-cell>
          <table:table-cell/>
          <table:table-cell office:value-type="float" office:value="0.197100819498008" calcext:value-type="float">
            <text:p>0.1971008195</text:p>
          </table:table-cell>
          <table:table-cell office:value-type="float" office:value="0.764663051346512" calcext:value-type="float">
            <text:p>0.7646630513</text:p>
          </table:table-cell>
          <table:table-cell/>
          <table:table-cell office:value-type="float" office:value="0.498147255447584" calcext:value-type="float">
            <text:p>0.4981472554</text:p>
          </table:table-cell>
          <table:table-cell office:value-type="float" office:value="1.14721467275225" calcext:value-type="float">
            <text:p>1.1472146728</text:p>
          </table:table-cell>
          <table:table-cell/>
          <table:table-cell office:value-type="float" office:value="0.221635754868998" calcext:value-type="float">
            <text:p>0.2216357549</text:p>
          </table:table-cell>
          <table:table-cell office:value-type="float" office:value="0.176303957691992" calcext:value-type="float">
            <text:p>0.1763039577</text:p>
          </table:table-cell>
        </table:table-row>
        <table:table-row table:style-name="ro1">
          <table:table-cell office:value-type="float" office:value="0.282820252654406" calcext:value-type="float">
            <text:p>0.2828202527</text:p>
          </table:table-cell>
          <table:table-cell office:value-type="float" office:value="1.71288070399063" calcext:value-type="float">
            <text:p>1.712880704</text:p>
          </table:table-cell>
          <table:table-cell/>
          <table:table-cell office:value-type="float" office:value="0.497713004300387" calcext:value-type="float">
            <text:p>0.4977130043</text:p>
          </table:table-cell>
          <table:table-cell office:value-type="float" office:value="2.72048883213427" calcext:value-type="float">
            <text:p>2.7204888321</text:p>
          </table:table-cell>
          <table:table-cell/>
          <table:table-cell office:value-type="float" office:value="0.779799668558585" calcext:value-type="float">
            <text:p>0.7797996686</text:p>
          </table:table-cell>
          <table:table-cell office:value-type="float" office:value="3.19826746695867" calcext:value-type="float">
            <text:p>3.198267467</text:p>
          </table:table-cell>
          <table:table-cell/>
          <table:table-cell office:value-type="float" office:value="0.409169909778224" calcext:value-type="float">
            <text:p>0.4091699098</text:p>
          </table:table-cell>
          <table:table-cell office:value-type="float" office:value="0.416559609501035" calcext:value-type="float">
            <text:p>0.4165596095</text:p>
          </table:table-cell>
        </table:table-row>
        <table:table-row table:style-name="ro1">
          <table:table-cell office:value-type="float" office:value="0.451959634024878" calcext:value-type="float">
            <text:p>0.451959634</text:p>
          </table:table-cell>
          <table:table-cell office:value-type="float" office:value="2.95536084352782" calcext:value-type="float">
            <text:p>2.9553608435</text:p>
          </table:table-cell>
          <table:table-cell/>
          <table:table-cell office:value-type="float" office:value="0.881176029766302" calcext:value-type="float">
            <text:p>0.8811760298</text:p>
          </table:table-cell>
          <table:table-cell office:value-type="float" office:value="6.42939723053796" calcext:value-type="float">
            <text:p>6.4293972305</text:p>
          </table:table-cell>
          <table:table-cell/>
          <table:table-cell office:value-type="float" office:value="1.3204264683194" calcext:value-type="float">
            <text:p>1.3204264683</text:p>
          </table:table-cell>
          <table:table-cell office:value-type="float" office:value="6.32662849318799" calcext:value-type="float">
            <text:p>6.3266284932</text:p>
          </table:table-cell>
          <table:table-cell/>
          <table:table-cell office:value-type="float" office:value="0.592777970052446" calcext:value-type="float">
            <text:p>0.5927779701</text:p>
          </table:table-cell>
          <table:table-cell office:value-type="float" office:value="0.699695965340746" calcext:value-type="float">
            <text:p>0.6996959653</text:p>
          </table:table-cell>
        </table:table-row>
        <table:table-row table:style-name="ro1">
          <table:table-cell office:value-type="float" office:value="0.669118057690353" calcext:value-type="float">
            <text:p>0.6691180577</text:p>
          </table:table-cell>
          <table:table-cell office:value-type="float" office:value="3.29014666818263" calcext:value-type="float">
            <text:p>3.2901466682</text:p>
          </table:table-cell>
          <table:table-cell/>
          <table:table-cell office:value-type="float" office:value="1.26866120000173" calcext:value-type="float">
            <text:p>1.2686612</text:p>
          </table:table-cell>
          <table:table-cell office:value-type="float" office:value="7.15891400904259" calcext:value-type="float">
            <text:p>7.158914009</text:p>
          </table:table-cell>
          <table:table-cell table:number-columns-repeated="4"/>
          <table:table-cell office:value-type="float" office:value="0.716902947772828" calcext:value-type="float">
            <text:p>0.7169029478</text:p>
          </table:table-cell>
          <table:table-cell office:value-type="float" office:value="1.24284763890752" calcext:value-type="float">
            <text:p>1.2428476389</text:p>
          </table:table-cell>
        </table:table-row>
        <table:table-row table:style-name="ro1">
          <table:table-cell office:value-type="float" office:value="0.765616319814103" calcext:value-type="float">
            <text:p>0.7656163198</text:p>
          </table:table-cell>
          <table:table-cell office:value-type="float" office:value="6.00857872608736" calcext:value-type="float">
            <text:p>6.0085787261</text:p>
          </table:table-cell>
          <table:table-cell table:number-columns-repeated="7"/>
          <table:table-cell office:value-type="float" office:value="1.2742582743637" calcext:value-type="float">
            <text:p>1.2742582744</text:p>
          </table:table-cell>
          <table:table-cell office:value-type="float" office:value="3.81088849972489" calcext:value-type="float">
            <text:p>3.8108884997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0.3nM</text:p>
          </table:table-cell>
          <table:table-cell table:number-columns-repeated="2"/>
          <table:table-cell office:value-type="string" calcext:value-type="string">
            <text:p>0.8nM</text:p>
          </table:table-cell>
          <table:table-cell table:number-columns-repeated="2"/>
          <table:table-cell office:value-type="string" calcext:value-type="string">
            <text:p>3nM</text:p>
          </table:table-cell>
          <table:table-cell table:number-columns-repeated="2"/>
          <table:table-cell office:value-type="string" calcext:value-type="string">
            <text:p>4.8n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und </text:p>
          </table:table-cell>
          <table:table-cell office:value-type="string" calcext:value-type="string">
            <text:p>bound/free</text:p>
          </table:table-cell>
          <table:table-cell/>
          <table:table-cell office:value-type="string" calcext:value-type="string">
            <text:p>bound </text:p>
          </table:table-cell>
          <table:table-cell office:value-type="string" calcext:value-type="string">
            <text:p>bound/free</text:p>
          </table:table-cell>
          <table:table-cell/>
          <table:table-cell office:value-type="string" calcext:value-type="string">
            <text:p>bound </text:p>
          </table:table-cell>
          <table:table-cell office:value-type="string" calcext:value-type="string">
            <text:p>bound/free</text:p>
          </table:table-cell>
          <table:table-cell/>
          <table:table-cell office:value-type="string" calcext:value-type="string">
            <text:p>bound </text:p>
          </table:table-cell>
          <table:table-cell office:value-type="string" calcext:value-type="string">
            <text:p>bound/free</text:p>
          </table:table-cell>
        </table:table-row>
        <table:table-row table:style-name="ro1">
          <table:table-cell office:value-type="float" office:value="0.0716054778554781" calcext:value-type="float">
            <text:p>0.0716054779</text:p>
          </table:table-cell>
          <table:table-cell office:value-type="float" office:value="0.931623931623931" calcext:value-type="float">
            <text:p>0.9316239316</text:p>
          </table:table-cell>
          <table:table-cell/>
          <table:table-cell office:value-type="float" office:value="0.0759761072261075" calcext:value-type="float">
            <text:p>0.0759761072</text:p>
          </table:table-cell>
          <table:table-cell office:value-type="float" office:value="1.75213675213675" calcext:value-type="float">
            <text:p>1.7521367521</text:p>
          </table:table-cell>
          <table:table-cell/>
          <table:table-cell office:value-type="float" office:value="0.152899184149184" calcext:value-type="float">
            <text:p>0.1528991841</text:p>
          </table:table-cell>
          <table:table-cell office:value-type="float" office:value="2.05982905982906" calcext:value-type="float">
            <text:p>2.0598290598</text:p>
          </table:table-cell>
          <table:table-cell/>
          <table:table-cell office:value-type="float" office:value="0.147727272727273" calcext:value-type="float">
            <text:p>0.1477272727</text:p>
          </table:table-cell>
          <table:table-cell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0.0495337995337998" calcext:value-type="float">
            <text:p>0.0495337995</text:p>
          </table:table-cell>
          <table:table-cell office:value-type="float" office:value="0.854700854700854" calcext:value-type="float">
            <text:p>0.8547008547</text:p>
          </table:table-cell>
          <table:table-cell/>
          <table:table-cell office:value-type="float" office:value="0.167832167832168" calcext:value-type="float">
            <text:p>0.1678321678</text:p>
          </table:table-cell>
          <table:table-cell office:value-type="float" office:value="1.64102564102564" calcext:value-type="float">
            <text:p>1.641025641</text:p>
          </table:table-cell>
          <table:table-cell/>
          <table:table-cell office:value-type="float" office:value="0.329618298368299" calcext:value-type="float">
            <text:p>0.3296182984</text:p>
          </table:table-cell>
          <table:table-cell office:value-type="float" office:value="2.65811965811966" calcext:value-type="float">
            <text:p>2.6581196581</text:p>
          </table:table-cell>
          <table:table-cell/>
          <table:table-cell office:value-type="float" office:value="0.302666083916084" calcext:value-type="float">
            <text:p>0.3026660839</text:p>
          </table:table-cell>
          <table:table-cell office:value-type="float" office:value="3.15384615384615" calcext:value-type="float">
            <text:p>3.1538461538</text:p>
          </table:table-cell>
        </table:table-row>
        <table:table-row table:style-name="ro1">
          <table:table-cell office:value-type="float" office:value="0.107007575757576" calcext:value-type="float">
            <text:p>0.1070075758</text:p>
          </table:table-cell>
          <table:table-cell office:value-type="float" office:value="0.777777777777777" calcext:value-type="float">
            <text:p>0.7777777778</text:p>
          </table:table-cell>
          <table:table-cell/>
          <table:table-cell office:value-type="float" office:value="0.200976107226107" calcext:value-type="float">
            <text:p>0.2009761072</text:p>
          </table:table-cell>
          <table:table-cell office:value-type="float" office:value="1.75213675213675" calcext:value-type="float">
            <text:p>1.7521367521</text:p>
          </table:table-cell>
          <table:table-cell/>
          <table:table-cell office:value-type="float" office:value="0.495920745920746" calcext:value-type="float">
            <text:p>0.4959207459</text:p>
          </table:table-cell>
          <table:table-cell office:value-type="float" office:value="3.14529914529914" calcext:value-type="float">
            <text:p>3.1452991453</text:p>
          </table:table-cell>
          <table:table-cell/>
          <table:table-cell office:value-type="float" office:value="0.45294289044289" calcext:value-type="float">
            <text:p>0.4529428904</text:p>
          </table:table-cell>
          <table:table-cell office:value-type="float" office:value="2.85470085470085" calcext:value-type="float">
            <text:p>2.8547008547</text:p>
          </table:table-cell>
        </table:table-row>
        <table:table-row table:style-name="ro1">
          <table:table-cell office:value-type="float" office:value="0.11909965034965" calcext:value-type="float">
            <text:p>0.1190996503</text:p>
          </table:table-cell>
          <table:table-cell office:value-type="float" office:value="0.692307692307692" calcext:value-type="float">
            <text:p>0.6923076923</text:p>
          </table:table-cell>
          <table:table-cell/>
          <table:table-cell office:value-type="float" office:value="0.325976107226107" calcext:value-type="float">
            <text:p>0.3259761072</text:p>
          </table:table-cell>
          <table:table-cell office:value-type="float" office:value="1.75213675213675" calcext:value-type="float">
            <text:p>1.7521367521</text:p>
          </table:table-cell>
          <table:table-cell/>
          <table:table-cell office:value-type="float" office:value="0.66368006993007" calcext:value-type="float">
            <text:p>0.6636800699</text:p>
          </table:table-cell>
          <table:table-cell office:value-type="float" office:value="3.46153846153846" calcext:value-type="float">
            <text:p>3.4615384615</text:p>
          </table:table-cell>
          <table:table-cell/>
          <table:table-cell office:value-type="float" office:value="0.565559440559441" calcext:value-type="float">
            <text:p>0.5655594406</text:p>
          </table:table-cell>
          <table:table-cell office:value-type="float" office:value="2.97435897435897" calcext:value-type="float">
            <text:p>2.9743589744</text:p>
          </table:table-cell>
        </table:table-row>
        <table:table-row table:style-name="ro1">
          <table:table-cell office:value-type="float" office:value="0.16520979020979" calcext:value-type="float">
            <text:p>0.1652097902</text:p>
          </table:table-cell>
          <table:table-cell office:value-type="float" office:value="0.615384615384615" calcext:value-type="float">
            <text:p>0.6153846154</text:p>
          </table:table-cell>
          <table:table-cell/>
          <table:table-cell office:value-type="float" office:value="0.349358974358974" calcext:value-type="float">
            <text:p>0.3493589744</text:p>
          </table:table-cell>
          <table:table-cell office:value-type="float" office:value="1.67521367521367" calcext:value-type="float">
            <text:p>1.6752136752</text:p>
          </table:table-cell>
          <table:table-cell/>
          <table:table-cell office:value-type="float" office:value="0.766972610722611" calcext:value-type="float">
            <text:p>0.7669726107</text:p>
          </table:table-cell>
          <table:table-cell office:value-type="float" office:value="3.34188034188034" calcext:value-type="float">
            <text:p>3.3418803419</text:p>
          </table:table-cell>
          <table:table-cell/>
          <table:table-cell office:value-type="float" office:value="0.827214452214452" calcext:value-type="float">
            <text:p>0.8272144522</text:p>
          </table:table-cell>
          <table:table-cell office:value-type="float" office:value="2.94017094017094" calcext:value-type="float">
            <text:p>2.9401709402</text:p>
          </table:table-cell>
        </table:table-row>
        <table:table-row table:style-name="ro1">
          <table:table-cell office:value-type="float" office:value="0.211684149184149" calcext:value-type="float">
            <text:p>0.2116841492</text:p>
          </table:table-cell>
          <table:table-cell office:value-type="float" office:value="0.495726495726495" calcext:value-type="float">
            <text:p>0.4957264957</text:p>
          </table:table-cell>
          <table:table-cell/>
          <table:table-cell office:value-type="float" office:value="0.658872377622378" calcext:value-type="float">
            <text:p>0.6588723776</text:p>
          </table:table-cell>
          <table:table-cell office:value-type="float" office:value="1.35897435897436" calcext:value-type="float">
            <text:p>1.358974359</text:p>
          </table:table-cell>
          <table:table-cell/>
          <table:table-cell office:value-type="float" office:value="1.43618881118881" calcext:value-type="float">
            <text:p>1.4361888112</text:p>
          </table:table-cell>
          <table:table-cell office:value-type="float" office:value="3.48717948717949" calcext:value-type="float">
            <text:p>3.4871794872</text:p>
          </table:table-cell>
          <table:table-cell/>
          <table:table-cell office:value-type="float" office:value="1.53037587412587" calcext:value-type="float">
            <text:p>1.5303758741</text:p>
          </table:table-cell>
          <table:table-cell office:value-type="float" office:value="3.1025641025641" calcext:value-type="float">
            <text:p>3.1025641026</text:p>
          </table:table-cell>
        </table:table-row>
        <table:table-row table:style-name="ro1">
          <table:table-cell office:value-type="float" office:value="0.178467365967366" calcext:value-type="float">
            <text:p>0.178467366</text:p>
          </table:table-cell>
          <table:table-cell office:value-type="float" office:value="0.393162393162393" calcext:value-type="float">
            <text:p>0.3931623932</text:p>
          </table:table-cell>
          <table:table-cell/>
          <table:table-cell office:value-type="float" office:value="0.787805944055944" calcext:value-type="float">
            <text:p>0.787805944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office:value-type="float" office:value="2.01697261072261" calcext:value-type="float">
            <text:p>2.0169726107</text:p>
          </table:table-cell>
          <table:table-cell office:value-type="float" office:value="3.34188034188034" calcext:value-type="float">
            <text:p>3.3418803419</text:p>
          </table:table-cell>
          <table:table-cell/>
          <table:table-cell office:value-type="float" office:value="2.20374417249417" calcext:value-type="float">
            <text:p>2.2037441725</text:p>
          </table:table-cell>
          <table:table-cell office:value-type="float" office:value="2.76068376068376" calcext:value-type="float">
            <text:p>2.7606837607</text:p>
          </table:table-cell>
        </table:table-row>
        <table:table-row table:style-name="ro1">
          <table:table-cell office:value-type="float" office:value="0.235795454545455" calcext:value-type="float">
            <text:p>0.2357954545</text:p>
          </table:table-cell>
          <table:table-cell office:value-type="float" office:value="0.333333333333332" calcext:value-type="float">
            <text:p>0.3333333333</text:p>
          </table:table-cell>
          <table:table-cell/>
          <table:table-cell office:value-type="float" office:value="0.813009906759907" calcext:value-type="float">
            <text:p>0.8130099068</text:p>
          </table:table-cell>
          <table:table-cell office:value-type="float" office:value="0.606837606837606" calcext:value-type="float">
            <text:p>0.6068376068</text:p>
          </table:table-cell>
          <table:table-cell/>
          <table:table-cell office:value-type="float" office:value="2.74162296037296" calcext:value-type="float">
            <text:p>2.7416229604</text:p>
          </table:table-cell>
          <table:table-cell office:value-type="float" office:value="3.64957264957265" calcext:value-type="float">
            <text:p>3.6495726496</text:p>
          </table:table-cell>
          <table:table-cell/>
          <table:table-cell office:value-type="float" office:value="2.54108391608392" calcext:value-type="float">
            <text:p>2.5410839161</text:p>
          </table:table-cell>
          <table:table-cell office:value-type="float" office:value="1.84615384615385" calcext:value-type="float">
            <text:p>1.8461538462</text:p>
          </table:table-cell>
        </table:table-row>
        <table:table-row table:style-name="ro1">
          <table:table-cell office:value-type="float" office:value="0.259251165501166" calcext:value-type="float">
            <text:p>0.2592511655</text:p>
          </table:table-cell>
          <table:table-cell office:value-type="float" office:value="0.247863247863247" calcext:value-type="float">
            <text:p>0.2478632479</text:p>
          </table:table-cell>
          <table:table-cell/>
          <table:table-cell office:value-type="float" office:value="0.825903263403264" calcext:value-type="float">
            <text:p>0.8259032634</text:p>
          </table:table-cell>
          <table:table-cell office:value-type="float" office:value="0.427350427350427" calcext:value-type="float">
            <text:p>0.4273504274</text:p>
          </table:table-cell>
          <table:table-cell/>
          <table:table-cell office:value-type="float" office:value="3.81271853146853" calcext:value-type="float">
            <text:p>3.8127185315</text:p>
          </table:table-cell>
          <table:table-cell office:value-type="float" office:value="3.30769230769231" calcext:value-type="float">
            <text:p>3.3076923077</text:p>
          </table:table-cell>
          <table:table-cell/>
          <table:table-cell office:value-type="float" office:value="2.86174242424242" calcext:value-type="float">
            <text:p>2.8617424242</text:p>
          </table:table-cell>
          <table:table-cell office:value-type="float" office:value="0.222222222222221" calcext:value-type="float">
            <text:p>0.2222222222</text:p>
          </table:table-cell>
        </table:table-row>
        <table:table-row table:style-name="ro1">
          <table:table-cell office:value-type="float" office:value="0.294216200466201" calcext:value-type="float">
            <text:p>0.2942162005</text:p>
          </table:table-cell>
          <table:table-cell office:value-type="float" office:value="0.145299145299144" calcext:value-type="float">
            <text:p>0.1452991453</text:p>
          </table:table-cell>
          <table:table-cell/>
          <table:table-cell office:value-type="float" office:value="0.850961538461539" calcext:value-type="float">
            <text:p>0.8509615385</text:p>
          </table:table-cell>
          <table:table-cell office:value-type="float" office:value="0.153846153846153" calcext:value-type="float">
            <text:p>0.1538461538</text:p>
          </table:table-cell>
          <table:table-cell/>
          <table:table-cell office:value-type="float" office:value="4.82029428904429" calcext:value-type="float">
            <text:p>4.820294289</text:p>
          </table:table-cell>
          <table:table-cell office:value-type="float" office:value="1.08547008547008" calcext:value-type="float">
            <text:p>1.0854700855</text:p>
          </table:table-cell>
          <table:table-cell/>
          <table:table-cell office:value-type="float" office:value="2.91928904428904" calcext:value-type="float">
            <text:p>2.9192890443</text:p>
          </table:table-cell>
          <table:table-cell office:value-type="float" office:value="0.136752136752135" calcext:value-type="float">
            <text:p>0.1367521368</text:p>
          </table:table-cell>
        </table:table-row>
        <table:table-row table:style-name="ro1">
          <table:table-cell office:value-type="float" office:value="0.249490093240093" calcext:value-type="float">
            <text:p>0.2494900932</text:p>
          </table:table-cell>
          <table:table-cell office:value-type="float" office:value="0.0598290598290596" calcext:value-type="float">
            <text:p>0.0598290598</text:p>
          </table:table-cell>
          <table:table-cell/>
          <table:table-cell office:value-type="float" office:value="0.897217365967366" calcext:value-type="float">
            <text:p>0.897217366</text:p>
          </table:table-cell>
          <table:table-cell office:value-type="float" office:value="0.0598290598290596" calcext:value-type="float">
            <text:p>0.0598290598</text:p>
          </table:table-cell>
          <table:table-cell/>
          <table:table-cell office:value-type="float" office:value="4.79137529137529" calcext:value-type="float">
            <text:p>4.7913752914</text:p>
          </table:table-cell>
          <table:table-cell office:value-type="float" office:value="0.478632478632478" calcext:value-type="float">
            <text:p>0.4786324786</text:p>
          </table:table-cell>
          <table:table-cell/>
          <table:table-cell office:value-type="float" office:value="2.93990384615385" calcext:value-type="float">
            <text:p>2.9399038462</text:p>
          </table:table-cell>
          <table:table-cell office:value-type="float" office:value="0.384615384615384" calcext:value-type="float">
            <text:p>0.3846153846</text:p>
          </table:table-cell>
        </table:table-row>
        <table:table-row table:style-name="ro1">
          <table:table-cell table:number-columns-repeated="3"/>
          <table:table-cell office:value-type="float" office:value="0.783799533799534" calcext:value-type="float">
            <text:p>0.7837995338</text:p>
          </table:table-cell>
          <table:table-cell office:value-type="float" office:value="0.0341880341880341" calcext:value-type="float">
            <text:p>0.0341880342</text:p>
          </table:table-cell>
          <table:table-cell/>
          <table:table-cell office:value-type="float" office:value="4.78161421911422" calcext:value-type="float">
            <text:p>4.7816142191</text:p>
          </table:table-cell>
          <table:table-cell office:value-type="float" office:value="0.29059829059829" calcext:value-type="float">
            <text:p>0.290598290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ransform into a tyranosaurus rex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[.A4]*(1/[.B4])" office:value-type="float" office:value="0.0768609257714765" calcext:value-type="float">
            <text:p>0.0768609258</text:p>
          </table:table-cell>
          <table:table-cell office:value-type="float" office:value="0.0716054778554781" calcext:value-type="float">
            <text:p>0.0716054779</text:p>
          </table:table-cell>
          <table:table-cell/>
          <table:table-cell table:formula="of:=[.D4]*(1/[.E4])" office:value-type="float" office:value="0.0433619733924614" calcext:value-type="float">
            <text:p>0.0433619734</text:p>
          </table:table-cell>
          <table:table-cell office:value-type="float" office:value="0.0759761072261075" calcext:value-type="float">
            <text:p>0.0759761072</text:p>
          </table:table-cell>
          <table:table-cell/>
          <table:table-cell table:formula="of:=[.G4]*(1/[.H4])" office:value-type="float" office:value="0.0742290645039607" calcext:value-type="float">
            <text:p>0.0742290645</text:p>
          </table:table-cell>
          <table:table-cell office:value-type="float" office:value="0.152899184149184" calcext:value-type="float">
            <text:p>0.1528991841</text:p>
          </table:table-cell>
          <table:table-cell/>
          <table:table-cell table:formula="of:=[.J4]*(1/[.K4])" office:value-type="float" office:value="0.0553977272727273" calcext:value-type="float">
            <text:p>0.0553977273</text:p>
          </table:table-cell>
          <table:table-cell office:value-type="float" office:value="0.147727272727273" calcext:value-type="float">
            <text:p>0.1477272727</text:p>
          </table:table-cell>
        </table:table-row>
        <table:table-row table:style-name="ro1">
          <table:table-cell table:formula="of:=[.A5]*(1/[.B5])" office:value-type="float" office:value="0.0579545454545458" calcext:value-type="float">
            <text:p>0.0579545455</text:p>
          </table:table-cell>
          <table:table-cell office:value-type="float" office:value="0.0495337995337998" calcext:value-type="float">
            <text:p>0.0495337995</text:p>
          </table:table-cell>
          <table:table-cell/>
          <table:table-cell table:formula="of:=[.D5]*(1/[.E5])" office:value-type="float" office:value="0.102272727272727" calcext:value-type="float">
            <text:p>0.1022727273</text:p>
          </table:table-cell>
          <table:table-cell office:value-type="float" office:value="0.167832167832168" calcext:value-type="float">
            <text:p>0.1678321678</text:p>
          </table:table-cell>
          <table:table-cell/>
          <table:table-cell table:formula="of:=[.G5]*(1/[.H5])" office:value-type="float" office:value="0.124004311604794" calcext:value-type="float">
            <text:p>0.1240043116</text:p>
          </table:table-cell>
          <table:table-cell office:value-type="float" office:value="0.329618298368299" calcext:value-type="float">
            <text:p>0.3296182984</text:p>
          </table:table-cell>
          <table:table-cell/>
          <table:table-cell table:formula="of:=[.J5]*(1/[.K5])" office:value-type="float" office:value="0.0959672949002219" calcext:value-type="float">
            <text:p>0.0959672949</text:p>
          </table:table-cell>
          <table:table-cell office:value-type="float" office:value="0.302666083916084" calcext:value-type="float">
            <text:p>0.3026660839</text:p>
          </table:table-cell>
        </table:table-row>
        <table:table-row table:style-name="ro1">
          <table:table-cell table:formula="of:=[.A6]*(1/[.B6])" office:value-type="float" office:value="0.137581168831169" calcext:value-type="float">
            <text:p>0.1375811688</text:p>
          </table:table-cell>
          <table:table-cell office:value-type="float" office:value="0.107007575757576" calcext:value-type="float">
            <text:p>0.1070075758</text:p>
          </table:table-cell>
          <table:table-cell/>
          <table:table-cell table:formula="of:=[.D6]*(1/[.E6])" office:value-type="float" office:value="0.114703436807095" calcext:value-type="float">
            <text:p>0.1147034368</text:p>
          </table:table-cell>
          <table:table-cell office:value-type="float" office:value="0.200976107226107" calcext:value-type="float">
            <text:p>0.2009761072</text:p>
          </table:table-cell>
          <table:table-cell/>
          <table:table-cell table:formula="of:=[.G6]*(1/[.H6])" office:value-type="float" office:value="0.157670454545455" calcext:value-type="float">
            <text:p>0.1576704545</text:p>
          </table:table-cell>
          <table:table-cell office:value-type="float" office:value="0.495920745920746" calcext:value-type="float">
            <text:p>0.4959207459</text:p>
          </table:table-cell>
          <table:table-cell/>
          <table:table-cell table:formula="of:=[.J6]*(1/[.K6])" office:value-type="float" office:value="0.158665623298857" calcext:value-type="float">
            <text:p>0.1586656233</text:p>
          </table:table-cell>
          <table:table-cell office:value-type="float" office:value="0.45294289044289" calcext:value-type="float">
            <text:p>0.4529428904</text:p>
          </table:table-cell>
        </table:table-row>
        <table:table-row table:style-name="ro1">
          <table:table-cell table:formula="of:=[.A7]*(1/[.B7])" office:value-type="float" office:value="0.172032828282828" calcext:value-type="float">
            <text:p>0.1720328283</text:p>
          </table:table-cell>
          <table:table-cell office:value-type="float" office:value="0.11909965034965" calcext:value-type="float">
            <text:p>0.1190996503</text:p>
          </table:table-cell>
          <table:table-cell/>
          <table:table-cell table:formula="of:=[.D7]*(1/[.E7])" office:value-type="float" office:value="0.18604490022173" calcext:value-type="float">
            <text:p>0.1860449002</text:p>
          </table:table-cell>
          <table:table-cell office:value-type="float" office:value="0.325976107226107" calcext:value-type="float">
            <text:p>0.3259761072</text:p>
          </table:table-cell>
          <table:table-cell/>
          <table:table-cell table:formula="of:=[.G7]*(1/[.H7])" office:value-type="float" office:value="0.191729797979798" calcext:value-type="float">
            <text:p>0.191729798</text:p>
          </table:table-cell>
          <table:table-cell office:value-type="float" office:value="0.66368006993007" calcext:value-type="float">
            <text:p>0.6636800699</text:p>
          </table:table-cell>
          <table:table-cell/>
          <table:table-cell table:formula="of:=[.J7]*(1/[.K7])" office:value-type="float" office:value="0.190144984326019" calcext:value-type="float">
            <text:p>0.1901449843</text:p>
          </table:table-cell>
          <table:table-cell office:value-type="float" office:value="0.565559440559441" calcext:value-type="float">
            <text:p>0.5655594406</text:p>
          </table:table-cell>
        </table:table-row>
        <table:table-row table:style-name="ro1">
          <table:table-cell table:formula="of:=[.A8]*(1/[.B8])" office:value-type="float" office:value="0.268465909090909" calcext:value-type="float">
            <text:p>0.2684659091</text:p>
          </table:table-cell>
          <table:table-cell office:value-type="float" office:value="0.16520979020979" calcext:value-type="float">
            <text:p>0.1652097902</text:p>
          </table:table-cell>
          <table:table-cell/>
          <table:table-cell table:formula="of:=[.D8]*(1/[.E8])" office:value-type="float" office:value="0.208545918367347" calcext:value-type="float">
            <text:p>0.2085459184</text:p>
          </table:table-cell>
          <table:table-cell office:value-type="float" office:value="0.349358974358974" calcext:value-type="float">
            <text:p>0.3493589744</text:p>
          </table:table-cell>
          <table:table-cell/>
          <table:table-cell table:formula="of:=[.G8]*(1/[.H8])" office:value-type="float" office:value="0.229503313182981" calcext:value-type="float">
            <text:p>0.2295033132</text:p>
          </table:table-cell>
          <table:table-cell office:value-type="float" office:value="0.766972610722611" calcext:value-type="float">
            <text:p>0.7669726107</text:p>
          </table:table-cell>
          <table:table-cell/>
          <table:table-cell table:formula="of:=[.J8]*(1/[.K8])" office:value-type="float" office:value="0.281349101479915" calcext:value-type="float">
            <text:p>0.2813491015</text:p>
          </table:table-cell>
          <table:table-cell office:value-type="float" office:value="0.827214452214452" calcext:value-type="float">
            <text:p>0.8272144522</text:p>
          </table:table-cell>
        </table:table-row>
        <table:table-row table:style-name="ro1">
          <table:table-cell table:formula="of:=[.A9]*(1/[.B9])" office:value-type="float" office:value="0.42701802507837" calcext:value-type="float">
            <text:p>0.4270180251</text:p>
          </table:table-cell>
          <table:table-cell office:value-type="float" office:value="0.211684149184149" calcext:value-type="float">
            <text:p>0.2116841492</text:p>
          </table:table-cell>
          <table:table-cell/>
          <table:table-cell table:formula="of:=[.D9]*(1/[.E9])" office:value-type="float" office:value="0.484830617495712" calcext:value-type="float">
            <text:p>0.4848306175</text:p>
          </table:table-cell>
          <table:table-cell office:value-type="float" office:value="0.658872377622378" calcext:value-type="float">
            <text:p>0.6588723776</text:p>
          </table:table-cell>
          <table:table-cell/>
          <table:table-cell table:formula="of:=[.G9]*(1/[.H9])" office:value-type="float" office:value="0.411848262032085" calcext:value-type="float">
            <text:p>0.411848262</text:p>
          </table:table-cell>
          <table:table-cell office:value-type="float" office:value="1.43618881118881" calcext:value-type="float">
            <text:p>1.4361888112</text:p>
          </table:table-cell>
          <table:table-cell/>
          <table:table-cell table:formula="of:=[.J9]*(1/[.K9])" office:value-type="float" office:value="0.493261645379413" calcext:value-type="float">
            <text:p>0.4932616454</text:p>
          </table:table-cell>
          <table:table-cell office:value-type="float" office:value="1.53037587412587" calcext:value-type="float">
            <text:p>1.5303758741</text:p>
          </table:table-cell>
        </table:table-row>
        <table:table-row table:style-name="ro1">
          <table:table-cell table:formula="of:=[.A10]*(1/[.B10])" office:value-type="float" office:value="0.453927865612648" calcext:value-type="float">
            <text:p>0.4539278656</text:p>
          </table:table-cell>
          <table:table-cell office:value-type="float" office:value="0.178467365967366" calcext:value-type="float">
            <text:p>0.178467366</text:p>
          </table:table-cell>
          <table:table-cell/>
          <table:table-cell table:formula="of:=[.D10]*(1/[.E10])" office:value-type="float" office:value="0.87784090909091" calcext:value-type="float">
            <text:p>0.8778409091</text:p>
          </table:table-cell>
          <table:table-cell office:value-type="float" office:value="0.787805944055944" calcext:value-type="float">
            <text:p>0.7878059441</text:p>
          </table:table-cell>
          <table:table-cell/>
          <table:table-cell table:formula="of:=[.G10]*(1/[.H10])" office:value-type="float" office:value="0.603544233899093" calcext:value-type="float">
            <text:p>0.6035442339</text:p>
          </table:table-cell>
          <table:table-cell office:value-type="float" office:value="2.01697261072261" calcext:value-type="float">
            <text:p>2.0169726107</text:p>
          </table:table-cell>
          <table:table-cell/>
          <table:table-cell table:formula="of:=[.J10]*(1/[.K10])" office:value-type="float" office:value="0.798260273008724" calcext:value-type="float">
            <text:p>0.798260273</text:p>
          </table:table-cell>
          <table:table-cell office:value-type="float" office:value="2.20374417249417" calcext:value-type="float">
            <text:p>2.2037441725</text:p>
          </table:table-cell>
        </table:table-row>
        <table:table-row table:style-name="ro1">
          <table:table-cell table:formula="of:=[.A11]*(1/[.B11])" office:value-type="float" office:value="0.707386363636368" calcext:value-type="float">
            <text:p>0.7073863636</text:p>
          </table:table-cell>
          <table:table-cell office:value-type="float" office:value="0.235795454545455" calcext:value-type="float">
            <text:p>0.2357954545</text:p>
          </table:table-cell>
          <table:table-cell/>
          <table:table-cell table:formula="of:=[.D11]*(1/[.E11])" office:value-type="float" office:value="1.33974871959027" calcext:value-type="float">
            <text:p>1.3397487196</text:p>
          </table:table-cell>
          <table:table-cell office:value-type="float" office:value="0.813009906759907" calcext:value-type="float">
            <text:p>0.8130099068</text:p>
          </table:table-cell>
          <table:table-cell/>
          <table:table-cell table:formula="of:=[.G11]*(1/[.H11])" office:value-type="float" office:value="0.751217532467532" calcext:value-type="float">
            <text:p>0.7512175325</text:p>
          </table:table-cell>
          <table:table-cell office:value-type="float" office:value="2.74162296037296" calcext:value-type="float">
            <text:p>2.7416229604</text:p>
          </table:table-cell>
          <table:table-cell/>
          <table:table-cell table:formula="of:=[.J11]*(1/[.K11])" office:value-type="float" office:value="1.37642045454545" calcext:value-type="float">
            <text:p>1.3764204545</text:p>
          </table:table-cell>
          <table:table-cell office:value-type="float" office:value="2.54108391608392" calcext:value-type="float">
            <text:p>2.5410839161</text:p>
          </table:table-cell>
        </table:table-row>
        <table:table-row table:style-name="ro1">
          <table:table-cell table:formula="of:=[.A12]*(1/[.B12])" office:value-type="float" office:value="1.04594435736678" calcext:value-type="float">
            <text:p>1.0459443574</text:p>
          </table:table-cell>
          <table:table-cell office:value-type="float" office:value="0.259251165501166" calcext:value-type="float">
            <text:p>0.2592511655</text:p>
          </table:table-cell>
          <table:table-cell/>
          <table:table-cell table:formula="of:=[.D12]*(1/[.E12])" office:value-type="float" office:value="1.93261363636364" calcext:value-type="float">
            <text:p>1.9326136364</text:p>
          </table:table-cell>
          <table:table-cell office:value-type="float" office:value="0.825903263403264" calcext:value-type="float">
            <text:p>0.8259032634</text:p>
          </table:table-cell>
          <table:table-cell/>
          <table:table-cell table:formula="of:=[.G12]*(1/[.H12])" office:value-type="float" office:value="1.15268234672304" calcext:value-type="float">
            <text:p>1.1526823467</text:p>
          </table:table-cell>
          <table:table-cell office:value-type="float" office:value="3.81271853146853" calcext:value-type="float">
            <text:p>3.8127185315</text:p>
          </table:table-cell>
          <table:table-cell/>
          <table:table-cell table:formula="of:=[.J12]*(1/[.K12])" office:value-type="float" office:value="12.877840909091" calcext:value-type="float">
            <text:p>12.8778409091</text:p>
          </table:table-cell>
          <table:table-cell office:value-type="float" office:value="2.86174242424242" calcext:value-type="float">
            <text:p>2.8617424242</text:p>
          </table:table-cell>
        </table:table-row>
        <table:table-row table:style-name="ro1">
          <table:table-cell table:formula="of:=[.A13]*(1/[.B13])" office:value-type="float" office:value="2.02489973262034" calcext:value-type="float">
            <text:p>2.0248997326</text:p>
          </table:table-cell>
          <table:table-cell office:value-type="float" office:value="0.294216200466201" calcext:value-type="float">
            <text:p>0.2942162005</text:p>
          </table:table-cell>
          <table:table-cell/>
          <table:table-cell table:formula="of:=[.D13]*(1/[.E13])" office:value-type="float" office:value="5.53125000000003" calcext:value-type="float">
            <text:p>5.53125</text:p>
          </table:table-cell>
          <table:table-cell office:value-type="float" office:value="0.850961538461539" calcext:value-type="float">
            <text:p>0.8509615385</text:p>
          </table:table-cell>
          <table:table-cell/>
          <table:table-cell table:formula="of:=[.G13]*(1/[.H13])" office:value-type="float" office:value="4.4407435576235" calcext:value-type="float">
            <text:p>4.4407435576</text:p>
          </table:table-cell>
          <table:table-cell office:value-type="float" office:value="4.82029428904429" calcext:value-type="float">
            <text:p>4.820294289</text:p>
          </table:table-cell>
          <table:table-cell/>
          <table:table-cell table:formula="of:=[.J13]*(1/[.K13])" office:value-type="float" office:value="21.3473011363639" calcext:value-type="float">
            <text:p>21.3473011364</text:p>
          </table:table-cell>
          <table:table-cell office:value-type="float" office:value="2.91928904428904" calcext:value-type="float">
            <text:p>2.9192890443</text:p>
          </table:table-cell>
        </table:table-row>
        <table:table-row table:style-name="ro1">
          <table:table-cell table:formula="of:=[.A14]*(1/[.B14])" office:value-type="float" office:value="4.17004870129871" calcext:value-type="float">
            <text:p>4.1700487013</text:p>
          </table:table-cell>
          <table:table-cell office:value-type="float" office:value="0.249490093240093" calcext:value-type="float">
            <text:p>0.2494900932</text:p>
          </table:table-cell>
          <table:table-cell/>
          <table:table-cell table:formula="of:=[.D14]*(1/[.E14])" office:value-type="float" office:value="14.9963474025975" calcext:value-type="float">
            <text:p>14.9963474026</text:p>
          </table:table-cell>
          <table:table-cell office:value-type="float" office:value="0.897217365967366" calcext:value-type="float">
            <text:p>0.897217366</text:p>
          </table:table-cell>
          <table:table-cell/>
          <table:table-cell table:formula="of:=[.G14]*(1/[.H14])" office:value-type="float" office:value="10.010551948052" calcext:value-type="float">
            <text:p>10.0105519481</text:p>
          </table:table-cell>
          <table:table-cell office:value-type="float" office:value="4.79137529137529" calcext:value-type="float">
            <text:p>4.7913752914</text:p>
          </table:table-cell>
          <table:table-cell/>
          <table:table-cell table:formula="of:=[.J14]*(1/[.K14])" office:value-type="float" office:value="7.64375000000002" calcext:value-type="float">
            <text:p>7.64375</text:p>
          </table:table-cell>
          <table:table-cell office:value-type="float" office:value="2.93990384615385" calcext:value-type="float">
            <text:p>2.9399038462</text:p>
          </table:table-cell>
        </table:table-row>
        <table:table-row table:style-name="ro1">
          <table:table-cell table:number-columns-repeated="3"/>
          <table:table-cell table:formula="of:=[.D15]*(1/[.E15])" office:value-type="float" office:value="22.9261363636364" calcext:value-type="float">
            <text:p>22.9261363636</text:p>
          </table:table-cell>
          <table:table-cell office:value-type="float" office:value="0.783799533799534" calcext:value-type="float">
            <text:p>0.7837995338</text:p>
          </table:table-cell>
          <table:table-cell/>
          <table:table-cell table:formula="of:=[.G15]*(1/[.H15])" office:value-type="float" office:value="16.454378342246" calcext:value-type="float">
            <text:p>16.4543783422</text:p>
          </table:table-cell>
          <table:table-cell office:value-type="float" office:value="4.78161421911422" calcext:value-type="float">
            <text:p>4.7816142191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[.B20]/0.27" office:value-type="float" office:value="0.265205473538808" calcext:value-type="float">
            <text:p>0.2652054735</text:p>
          </table:table-cell>
          <table:table-cell table:number-columns-repeated="2"/>
          <table:table-cell table:formula="of:=[.E20]/0.85" office:value-type="float" office:value="0.0893836555601265" calcext:value-type="float">
            <text:p>0.0893836556</text:p>
          </table:table-cell>
          <table:table-cell table:number-columns-repeated="2"/>
          <table:table-cell table:formula="of:=[.H20]/4.8" office:value-type="float" office:value="0.0318539966977467" calcext:value-type="float">
            <text:p>0.0318539967</text:p>
          </table:table-cell>
          <table:table-cell table:number-columns-repeated="2"/>
          <table:table-cell table:formula="of:=[.K20]/2.94" office:value-type="float" office:value="0.0502473716759432" calcext:value-type="float">
            <text:p>0.0502473717</text:p>
          </table:table-cell>
        </table:table-row>
        <table:table-row table:style-name="ro1">
          <table:table-cell/>
          <table:table-cell table:formula="of:=[.B21]/0.27" office:value-type="float" office:value="0.183458516791851" calcext:value-type="float">
            <text:p>0.1834585168</text:p>
          </table:table-cell>
          <table:table-cell table:number-columns-repeated="2"/>
          <table:table-cell table:formula="of:=[.E21]/0.85" office:value-type="float" office:value="0.197449609214315" calcext:value-type="float">
            <text:p>0.1974496092</text:p>
          </table:table-cell>
          <table:table-cell table:number-columns-repeated="2"/>
          <table:table-cell table:formula="of:=[.H21]/4.8" office:value-type="float" office:value="0.068670478826729" calcext:value-type="float">
            <text:p>0.0686704788</text:p>
          </table:table-cell>
          <table:table-cell table:number-columns-repeated="2"/>
          <table:table-cell table:formula="of:=[.K21]/2.94" office:value-type="float" office:value="0.102947647590505" calcext:value-type="float">
            <text:p>0.1029476476</text:p>
          </table:table-cell>
        </table:table-row>
        <table:table-row table:style-name="ro1">
          <table:table-cell/>
          <table:table-cell table:formula="of:=[.B22]/0.27" office:value-type="float" office:value="0.396324354657689" calcext:value-type="float">
            <text:p>0.3963243547</text:p>
          </table:table-cell>
          <table:table-cell table:number-columns-repeated="2"/>
          <table:table-cell table:formula="of:=[.E22]/0.85" office:value-type="float" office:value="0.236442479089538" calcext:value-type="float">
            <text:p>0.2364424791</text:p>
          </table:table-cell>
          <table:table-cell table:number-columns-repeated="2"/>
          <table:table-cell table:formula="of:=[.H22]/4.8" office:value-type="float" office:value="0.103316822066822" calcext:value-type="float">
            <text:p>0.1033168221</text:p>
          </table:table-cell>
          <table:table-cell table:number-columns-repeated="2"/>
          <table:table-cell table:formula="of:=[.K22]/2.94" office:value-type="float" office:value="0.154062207633636" calcext:value-type="float">
            <text:p>0.1540622076</text:p>
          </table:table-cell>
        </table:table-row>
        <table:table-row table:style-name="ro1">
          <table:table-cell/>
          <table:table-cell table:formula="of:=[.B23]/0.27" office:value-type="float" office:value="0.441109816109815" calcext:value-type="float">
            <text:p>0.4411098161</text:p>
          </table:table-cell>
          <table:table-cell table:number-columns-repeated="2"/>
          <table:table-cell table:formula="of:=[.E23]/0.85" office:value-type="float" office:value="0.383501302618949" calcext:value-type="float">
            <text:p>0.3835013026</text:p>
          </table:table-cell>
          <table:table-cell table:number-columns-repeated="2"/>
          <table:table-cell table:formula="of:=[.H23]/4.8" office:value-type="float" office:value="0.138266681235431" calcext:value-type="float">
            <text:p>0.1382666812</text:p>
          </table:table-cell>
          <table:table-cell table:number-columns-repeated="2"/>
          <table:table-cell table:formula="of:=[.K23]/2.94" office:value-type="float" office:value="0.192367156652871" calcext:value-type="float">
            <text:p>0.1923671567</text:p>
          </table:table-cell>
        </table:table-row>
        <table:table-row table:style-name="ro1">
          <table:table-cell/>
          <table:table-cell table:formula="of:=[.B24]/0.27" office:value-type="float" office:value="0.611888111888111" calcext:value-type="float">
            <text:p>0.6118881119</text:p>
          </table:table-cell>
          <table:table-cell table:number-columns-repeated="2"/>
          <table:table-cell table:formula="of:=[.E24]/0.85" office:value-type="float" office:value="0.411010558069381" calcext:value-type="float">
            <text:p>0.4110105581</text:p>
          </table:table-cell>
          <table:table-cell table:number-columns-repeated="2"/>
          <table:table-cell table:formula="of:=[.H24]/4.8" office:value-type="float" office:value="0.159785960567211" calcext:value-type="float">
            <text:p>0.1597859606</text:p>
          </table:table-cell>
          <table:table-cell table:number-columns-repeated="2"/>
          <table:table-cell table:formula="of:=[.K24]/2.94" office:value-type="float" office:value="0.281365459936888" calcext:value-type="float">
            <text:p>0.2813654599</text:p>
          </table:table-cell>
        </table:table-row>
        <table:table-row table:style-name="ro1">
          <table:table-cell/>
          <table:table-cell table:formula="of:=[.B25]/0.27" office:value-type="float" office:value="0.7840153673487" calcext:value-type="float">
            <text:p>0.7840153673</text:p>
          </table:table-cell>
          <table:table-cell table:number-columns-repeated="2"/>
          <table:table-cell table:formula="of:=[.E25]/0.85" office:value-type="float" office:value="0.775143973673386" calcext:value-type="float">
            <text:p>0.7751439737</text:p>
          </table:table-cell>
          <table:table-cell table:number-columns-repeated="2"/>
          <table:table-cell table:formula="of:=[.H25]/4.8" office:value-type="float" office:value="0.299206002331002" calcext:value-type="float">
            <text:p>0.2992060023</text:p>
          </table:table-cell>
          <table:table-cell table:number-columns-repeated="2"/>
          <table:table-cell table:formula="of:=[.K25]/2.94" office:value-type="float" office:value="0.520536011607439" calcext:value-type="float">
            <text:p>0.5205360116</text:p>
          </table:table-cell>
        </table:table-row>
        <table:table-row table:style-name="ro1">
          <table:table-cell/>
          <table:table-cell table:formula="of:=[.B26]/0.27" office:value-type="float" office:value="0.660990244323578" calcext:value-type="float">
            <text:p>0.6609902443</text:p>
          </table:table-cell>
          <table:table-cell table:number-columns-repeated="2"/>
          <table:table-cell table:formula="of:=[.E26]/0.85" office:value-type="float" office:value="0.926830522418758" calcext:value-type="float">
            <text:p>0.9268305224</text:p>
          </table:table-cell>
          <table:table-cell table:number-columns-repeated="2"/>
          <table:table-cell table:formula="of:=[.H26]/4.8" office:value-type="float" office:value="0.420202627233877" calcext:value-type="float">
            <text:p>0.4202026272</text:p>
          </table:table-cell>
          <table:table-cell table:number-columns-repeated="2"/>
          <table:table-cell table:formula="of:=[.K26]/2.94" office:value-type="float" office:value="0.749572847787133" calcext:value-type="float">
            <text:p>0.7495728478</text:p>
          </table:table-cell>
        </table:table-row>
        <table:table-row table:style-name="ro1">
          <table:table-cell/>
          <table:table-cell table:formula="of:=[.B27]/0.27" office:value-type="float" office:value="0.8733164983165" calcext:value-type="float">
            <text:p>0.8733164983</text:p>
          </table:table-cell>
          <table:table-cell table:number-columns-repeated="2"/>
          <table:table-cell table:formula="of:=[.E27]/0.85" office:value-type="float" office:value="0.956482243246949" calcext:value-type="float">
            <text:p>0.9564822432</text:p>
          </table:table-cell>
          <table:table-cell table:number-columns-repeated="2"/>
          <table:table-cell table:formula="of:=[.H27]/4.8" office:value-type="float" office:value="0.5711714500777" calcext:value-type="float">
            <text:p>0.5711714501</text:p>
          </table:table-cell>
          <table:table-cell table:number-columns-repeated="2"/>
          <table:table-cell table:formula="of:=[.K27]/2.94" office:value-type="float" office:value="0.864314257171401" calcext:value-type="float">
            <text:p>0.8643142572</text:p>
          </table:table-cell>
        </table:table-row>
        <table:table-row table:style-name="ro1">
          <table:table-cell/>
          <table:table-cell table:formula="of:=[.B28]/0.27" office:value-type="float" office:value="0.96018950185617" calcext:value-type="float">
            <text:p>0.9601895019</text:p>
          </table:table-cell>
          <table:table-cell table:number-columns-repeated="2"/>
          <table:table-cell table:formula="of:=[.E28]/0.85" office:value-type="float" office:value="0.971650898121487" calcext:value-type="float">
            <text:p>0.9716508981</text:p>
          </table:table-cell>
          <table:table-cell table:number-columns-repeated="2"/>
          <table:table-cell table:formula="of:=[.H28]/4.8" office:value-type="float" office:value="0.79431636072261" calcext:value-type="float">
            <text:p>0.7943163607</text:p>
          </table:table-cell>
          <table:table-cell table:number-columns-repeated="2"/>
          <table:table-cell table:formula="of:=[.K28]/2.94" office:value-type="float" office:value="0.973381776953204" calcext:value-type="float">
            <text:p>0.973381777</text:p>
          </table:table-cell>
        </table:table-row>
        <table:table-row table:style-name="ro1">
          <table:table-cell/>
          <table:table-cell table:formula="of:=[.B29]/0.27" office:value-type="float" office:value="1.0896896313563" calcext:value-type="float">
            <text:p>1.0896896314</text:p>
          </table:table-cell>
          <table:table-cell table:number-columns-repeated="2"/>
          <table:table-cell table:formula="of:=[.E29]/0.85" office:value-type="float" office:value="1.00113122171946" calcext:value-type="float">
            <text:p>1.0011312217</text:p>
          </table:table-cell>
          <table:table-cell table:number-columns-repeated="2"/>
          <table:table-cell table:formula="of:=[.H29]/4.8" office:value-type="float" office:value="1.00422797688423" calcext:value-type="float">
            <text:p>1.0042279769</text:p>
          </table:table-cell>
          <table:table-cell table:number-columns-repeated="2"/>
          <table:table-cell table:formula="of:=[.K29]/2.94" office:value-type="float" office:value="0.99295545724117" calcext:value-type="float">
            <text:p>0.9929554572</text:p>
          </table:table-cell>
        </table:table-row>
        <table:table-row table:style-name="ro1">
          <table:table-cell/>
          <table:table-cell table:formula="of:=[.B30]/0.27" office:value-type="float" office:value="0.924037382370715" calcext:value-type="float">
            <text:p>0.9240373824</text:p>
          </table:table-cell>
          <table:table-cell table:number-columns-repeated="2"/>
          <table:table-cell table:formula="of:=[.E30]/0.85" office:value-type="float" office:value="1.05554984231455" calcext:value-type="float">
            <text:p>1.0555498423</text:p>
          </table:table-cell>
          <table:table-cell table:number-columns-repeated="2"/>
          <table:table-cell table:formula="of:=[.H30]/4.8" office:value-type="float" office:value="0.998203185703185" calcext:value-type="float">
            <text:p>0.9982031857</text:p>
          </table:table-cell>
          <table:table-cell table:number-columns-repeated="2"/>
          <table:table-cell table:formula="of:=[.K30]/2.94" office:value-type="float" office:value="0.999967294610153" calcext:value-type="float">
            <text:p>0.9999672946</text:p>
          </table:table-cell>
        </table:table-row>
        <table:table-row table:style-name="ro1">
          <table:table-cell table:number-columns-repeated="4"/>
          <table:table-cell table:formula="of:=[.E31]/0.85" office:value-type="float" office:value="0.922117098587687" calcext:value-type="float">
            <text:p>0.9221170986</text:p>
          </table:table-cell>
          <table:table-cell table:number-columns-repeated="2"/>
          <table:table-cell table:formula="of:=[.H31]/4.8" office:value-type="float" office:value="0.996169628982129" calcext:value-type="float">
            <text:p>0.996169629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0.654255319148936" calcext:value-type="float">
            <text:p>0.6542553191</text:p>
          </table:table-cell>
          <table:table-cell office:value-type="float" office:value="6.52859681401456" calcext:value-type="float">
            <text:p>6.528596814</text:p>
          </table:table-cell>
          <table:table-cell/>
          <table:table-cell office:value-type="float" office:value="0.631205673758865" calcext:value-type="float">
            <text:p>0.6312056738</text:p>
          </table:table-cell>
          <table:table-cell office:value-type="float" office:value="6.36892013020711" calcext:value-type="float">
            <text:p>6.3689201302</text:p>
          </table:table-cell>
          <table:table-cell/>
          <table:table-cell office:value-type="float" office:value="0.677304964539007" calcext:value-type="float">
            <text:p>0.6773049645</text:p>
          </table:table-cell>
          <table:table-cell office:value-type="float" office:value="6.95434888584863" calcext:value-type="float">
            <text:p>6.9543488858</text:p>
          </table:table-cell>
          <table:table-cell/>
          <table:table-cell office:value-type="float" office:value="0.631205673758865" calcext:value-type="float">
            <text:p>0.6312056738</text:p>
          </table:table-cell>
          <table:table-cell office:value-type="float" office:value="7.30905316790112" calcext:value-type="float">
            <text:p>7.3090531679</text:p>
          </table:table-cell>
        </table:table-row>
        <table:table-row table:style-name="ro1">
          <table:table-cell/>
          <table:table-cell office:value-type="float" office:value="0.838652482269504" calcext:value-type="float">
            <text:p>0.8386524823</text:p>
          </table:table-cell>
          <table:table-cell office:value-type="float" office:value="5.90800584988442" calcext:value-type="float">
            <text:p>5.9080058499</text:p>
          </table:table-cell>
          <table:table-cell/>
          <table:table-cell office:value-type="float" office:value="0.907801418439716" calcext:value-type="float">
            <text:p>0.9078014184</text:p>
          </table:table-cell>
          <table:table-cell office:value-type="float" office:value="6.45798933811389" calcext:value-type="float">
            <text:p>6.4579893381</text:p>
          </table:table-cell>
          <table:table-cell/>
          <table:table-cell office:value-type="float" office:value="0.907801418439716" calcext:value-type="float">
            <text:p>0.9078014184</text:p>
          </table:table-cell>
          <table:table-cell office:value-type="float" office:value="6.6531112893334" calcext:value-type="float">
            <text:p>6.6531112893</text:p>
          </table:table-cell>
          <table:table-cell/>
          <table:table-cell office:value-type="float" office:value="0.907801418439716" calcext:value-type="float">
            <text:p>0.9078014184</text:p>
          </table:table-cell>
          <table:table-cell office:value-type="float" office:value="7.23847714299193" calcext:value-type="float">
            <text:p>7.238477143</text:p>
          </table:table-cell>
        </table:table-row>
        <table:table-row table:style-name="ro1">
          <table:table-cell/>
          <table:table-cell office:value-type="float" office:value="1.20744680851064" calcext:value-type="float">
            <text:p>1.2074468085</text:p>
          </table:table-cell>
          <table:table-cell office:value-type="float" office:value="4.56039376641349" calcext:value-type="float">
            <text:p>4.5603937664</text:p>
          </table:table-cell>
          <table:table-cell/>
          <table:table-cell office:value-type="float" office:value="1.32269503546099" calcext:value-type="float">
            <text:p>1.3226950355</text:p>
          </table:table-cell>
          <table:table-cell office:value-type="float" office:value="5.57163749587206" calcext:value-type="float">
            <text:p>5.5716374959</text:p>
          </table:table-cell>
          <table:table-cell/>
          <table:table-cell office:value-type="float" office:value="1.36879432624113" calcext:value-type="float">
            <text:p>1.3687943262</text:p>
          </table:table-cell>
          <table:table-cell office:value-type="float" office:value="6.70695538676857" calcext:value-type="float">
            <text:p>6.7069553868</text:p>
          </table:table-cell>
          <table:table-cell/>
          <table:table-cell office:value-type="float" office:value="1.34574468085106" calcext:value-type="float">
            <text:p>1.3457446809</text:p>
          </table:table-cell>
          <table:table-cell office:value-type="float" office:value="6.88430752779481" calcext:value-type="float">
            <text:p>6.8843075278</text:p>
          </table:table-cell>
        </table:table-row>
        <table:table-row table:style-name="ro1">
          <table:table-cell/>
          <table:table-cell office:value-type="float" office:value="1.39184397163121" calcext:value-type="float">
            <text:p>1.3918439716</text:p>
          </table:table-cell>
          <table:table-cell office:value-type="float" office:value="2.82228617257159" calcext:value-type="float">
            <text:p>2.8222861726</text:p>
          </table:table-cell>
          <table:table-cell/>
          <table:table-cell office:value-type="float" office:value="1.78368794326241" calcext:value-type="float">
            <text:p>1.7836879433</text:p>
          </table:table-cell>
          <table:table-cell office:value-type="float" office:value="5.82060354452674" calcext:value-type="float">
            <text:p>5.8206035445</text:p>
          </table:table-cell>
          <table:table-cell/>
          <table:table-cell office:value-type="float" office:value="1.8758865248227" calcext:value-type="float">
            <text:p>1.8758865248</text:p>
          </table:table-cell>
          <table:table-cell office:value-type="float" office:value="7.06241449261688" calcext:value-type="float">
            <text:p>7.0624144926</text:p>
          </table:table-cell>
          <table:table-cell/>
          <table:table-cell office:value-type="float" office:value="1.92198581560284" calcext:value-type="float">
            <text:p>1.9219858156</text:p>
          </table:table-cell>
          <table:table-cell office:value-type="float" office:value="7.68331996666195" calcext:value-type="float">
            <text:p>7.6833199667</text:p>
          </table:table-cell>
        </table:table-row>
        <table:table-row table:style-name="ro1">
          <table:table-cell/>
          <table:table-cell office:value-type="float" office:value="1.57624113475177" calcext:value-type="float">
            <text:p>1.5762411348</text:p>
          </table:table-cell>
          <table:table-cell office:value-type="float" office:value="1.49216084037049" calcext:value-type="float">
            <text:p>1.4921608404</text:p>
          </table:table-cell>
          <table:table-cell/>
          <table:table-cell office:value-type="float" office:value="2.45212765957447" calcext:value-type="float">
            <text:p>2.4521276596</text:p>
          </table:table-cell>
          <table:table-cell office:value-type="float" office:value="4.18958657671683" calcext:value-type="float">
            <text:p>4.1895865767</text:p>
          </table:table-cell>
          <table:table-cell/>
          <table:table-cell office:value-type="float" office:value="2.70567375886525" calcext:value-type="float">
            <text:p>2.7056737589</text:p>
          </table:table-cell>
          <table:table-cell office:value-type="float" office:value="6.49591923385385" calcext:value-type="float">
            <text:p>6.4959192339</text:p>
          </table:table-cell>
          <table:table-cell/>
          <table:table-cell office:value-type="float" office:value="2.72872340425532" calcext:value-type="float">
            <text:p>2.7287234043</text:p>
          </table:table-cell>
          <table:table-cell office:value-type="float" office:value="7.43608372253935" calcext:value-type="float">
            <text:p>7.4360837225</text:p>
          </table:table-cell>
        </table:table-row>
        <table:table-row table:style-name="ro1">
          <table:table-cell/>
          <table:table-cell office:value-type="float" office:value="1.66843971631206" calcext:value-type="float">
            <text:p>1.6684397163</text:p>
          </table:table-cell>
          <table:table-cell office:value-type="float" office:value="0.889182431476154" calcext:value-type="float">
            <text:p>0.8891824315</text:p>
          </table:table-cell>
          <table:table-cell/>
          <table:table-cell office:value-type="float" office:value="2.86702127659574" calcext:value-type="float">
            <text:p>2.8670212766</text:p>
          </table:table-cell>
          <table:table-cell office:value-type="float" office:value="2.6291770848076" calcext:value-type="float">
            <text:p>2.6291770848</text:p>
          </table:table-cell>
          <table:table-cell/>
          <table:table-cell office:value-type="float" office:value="3.65070921985816" calcext:value-type="float">
            <text:p>3.6507092199</text:p>
          </table:table-cell>
          <table:table-cell office:value-type="float" office:value="6.21339497727666" calcext:value-type="float">
            <text:p>6.2133949773</text:p>
          </table:table-cell>
          <table:table-cell/>
          <table:table-cell office:value-type="float" office:value="3.62765957446808" calcext:value-type="float">
            <text:p>3.6276595745</text:p>
          </table:table-cell>
          <table:table-cell office:value-type="float" office:value="6.35527039989936" calcext:value-type="float">
            <text:p>6.3552703999</text:p>
          </table:table-cell>
        </table:table-row>
        <table:table-row table:style-name="ro1">
          <table:table-cell/>
          <table:table-cell office:value-type="float" office:value="1.69148936170213" calcext:value-type="float">
            <text:p>1.6914893617</text:p>
          </table:table-cell>
          <table:table-cell office:value-type="float" office:value="0.552185057633942" calcext:value-type="float">
            <text:p>0.5521850576</text:p>
          </table:table-cell>
          <table:table-cell/>
          <table:table-cell office:value-type="float" office:value="2.91312056737589" calcext:value-type="float">
            <text:p>2.9131205674</text:p>
          </table:table-cell>
          <table:table-cell office:value-type="float" office:value="1.24564796905223" calcext:value-type="float">
            <text:p>1.2456479691</text:p>
          </table:table-cell>
          <table:table-cell/>
          <table:table-cell office:value-type="float" office:value="5.14893617021277" calcext:value-type="float">
            <text:p>5.1489361702</text:p>
          </table:table-cell>
          <table:table-cell office:value-type="float" office:value="5.71876523407401" calcext:value-type="float">
            <text:p>5.7187652341</text:p>
          </table:table-cell>
          <table:table-cell/>
          <table:table-cell office:value-type="float" office:value="5.33333333333333" calcext:value-type="float">
            <text:p>5.3333333333</text:p>
          </table:table-cell>
          <table:table-cell office:value-type="float" office:value="7.40416096617446" calcext:value-type="float">
            <text:p>7.4041609662</text:p>
          </table:table-cell>
        </table:table-row>
        <table:table-row table:style-name="ro1">
          <table:table-cell/>
          <table:table-cell office:value-type="float" office:value="1.7145390070922" calcext:value-type="float">
            <text:p>1.7145390071</text:p>
          </table:table-cell>
          <table:table-cell office:value-type="float" office:value="0.39257127580947" calcext:value-type="float">
            <text:p>0.3925712758</text:p>
          </table:table-cell>
          <table:table-cell/>
          <table:table-cell office:value-type="float" office:value="2.91312056737589" calcext:value-type="float">
            <text:p>2.9131205674</text:p>
          </table:table-cell>
          <table:table-cell office:value-type="float" office:value="0.802188989007881" calcext:value-type="float">
            <text:p>0.802188989</text:p>
          </table:table-cell>
          <table:table-cell/>
          <table:table-cell office:value-type="float" office:value="6.04787234042553" calcext:value-type="float">
            <text:p>6.0478723404</text:p>
          </table:table-cell>
          <table:table-cell office:value-type="float" office:value="3.25435989369565" calcext:value-type="float">
            <text:p>3.2543598937</text:p>
          </table:table-cell>
          <table:table-cell/>
          <table:table-cell office:value-type="float" office:value="7.20035460992908" calcext:value-type="float">
            <text:p>7.2003546099</text:p>
          </table:table-cell>
          <table:table-cell office:value-type="float" office:value="6.6971741284144" calcext:value-type="float">
            <text:p>6.6971741284</text:p>
          </table:table-cell>
        </table:table-row>
        <table:table-row table:style-name="ro1">
          <table:table-cell/>
          <table:table-cell office:value-type="float" office:value="1.82978723404255" calcext:value-type="float">
            <text:p>1.829787234</text:p>
          </table:table-cell>
          <table:table-cell office:value-type="float" office:value="0.19760657954742" calcext:value-type="float">
            <text:p>0.1976065795</text:p>
          </table:table-cell>
          <table:table-cell/>
          <table:table-cell office:value-type="float" office:value="3.02836879432624" calcext:value-type="float">
            <text:p>3.0283687943</text:p>
          </table:table-cell>
          <table:table-cell office:value-type="float" office:value="0.465317419131639" calcext:value-type="float">
            <text:p>0.4653174191</text:p>
          </table:table-cell>
          <table:table-cell/>
          <table:table-cell office:value-type="float" office:value="6.20921985815603" calcext:value-type="float">
            <text:p>6.2092198582</text:p>
          </table:table-cell>
          <table:table-cell office:value-type="float" office:value="1.3565756160463" calcext:value-type="float">
            <text:p>1.356575616</text:p>
          </table:table-cell>
          <table:table-cell/>
          <table:table-cell office:value-type="float" office:value="10.1737588652482" calcext:value-type="float">
            <text:p>10.1737588652</text:p>
          </table:table-cell>
          <table:table-cell office:value-type="float" office:value="5.2289474925697" calcext:value-type="float">
            <text:p>5.2289474926</text:p>
          </table:table-cell>
        </table:table-row>
        <table:table-row table:style-name="ro1">
          <table:table-cell/>
          <table:table-cell office:value-type="float" office:value="1.99113475177305" calcext:value-type="float">
            <text:p>1.9911347518</text:p>
          </table:table-cell>
          <table:table-cell office:value-type="float" office:value="0.144611658882546" calcext:value-type="float">
            <text:p>0.1446116589</text:p>
          </table:table-cell>
          <table:table-cell/>
          <table:table-cell office:value-type="float" office:value="3.12056737588652" calcext:value-type="float">
            <text:p>3.1205673759</text:p>
          </table:table-cell>
          <table:table-cell office:value-type="float" office:value="0.341274708685191" calcext:value-type="float">
            <text:p>0.3412747087</text:p>
          </table:table-cell>
          <table:table-cell/>
          <table:table-cell office:value-type="float" office:value="6.20921985815603" calcext:value-type="float">
            <text:p>6.2092198582</text:p>
          </table:table-cell>
          <table:table-cell office:value-type="float" office:value="0.788948121589534" calcext:value-type="float">
            <text:p>0.7889481216</text:p>
          </table:table-cell>
          <table:table-cell/>
          <table:table-cell office:value-type="float" office:value="12.2251773049645" calcext:value-type="float">
            <text:p>12.225177305</text:p>
          </table:table-cell>
          <table:table-cell office:value-type="float" office:value="3.45791071063515" calcext:value-type="float">
            <text:p>3.4579107106</text:p>
          </table:table-cell>
        </table:table-row>
        <table:table-row table:style-name="ro1">
          <table:table-cell table:number-columns-repeated="4"/>
          <table:table-cell office:value-type="float" office:value="3.00531914893617" calcext:value-type="float">
            <text:p>3.0053191489</text:p>
          </table:table-cell>
          <table:table-cell office:value-type="float" office:value="0.216948939315312" calcext:value-type="float">
            <text:p>0.2169489393</text:p>
          </table:table-cell>
          <table:table-cell/>
          <table:table-cell office:value-type="float" office:value="6.11702127659575" calcext:value-type="float">
            <text:p>6.1170212766</text:p>
          </table:table-cell>
          <table:table-cell office:value-type="float" office:value="0.434055133588087" calcext:value-type="float">
            <text:p>0.4340551336</text:p>
          </table:table-cell>
          <table:table-cell/>
          <table:table-cell office:value-type="float" office:value="12.3404255319149" calcext:value-type="float">
            <text:p>12.3404255319</text:p>
          </table:table-cell>
          <table:table-cell office:value-type="float" office:value="1.4358950165904" calcext:value-type="float">
            <text:p>1.4358950166</text:p>
          </table:table-cell>
        </table:table-row>
        <table:table-row table:style-name="ro1">
          <table:table-cell table:number-columns-repeated="4"/>
          <table:table-cell office:value-type="float" office:value="2.93617021276596" calcext:value-type="float">
            <text:p>2.9361702128</text:p>
          </table:table-cell>
          <table:table-cell office:value-type="float" office:value="0.128162790331965" calcext:value-type="float">
            <text:p>0.1281627903</text:p>
          </table:table-cell>
          <table:table-cell/>
          <table:table-cell office:value-type="float" office:value="6.00177304964539" calcext:value-type="float">
            <text:p>6.0017730496</text:p>
          </table:table-cell>
          <table:table-cell office:value-type="float" office:value="0.309729364218208" calcext:value-type="float">
            <text:p>0.3097293642</text:p>
          </table:table-cell>
          <table:table-cell/>
          <table:table-cell office:value-type="float" office:value="12.709219858156" calcext:value-type="float">
            <text:p>12.7092198582</text:p>
          </table:table-cell>
          <table:table-cell office:value-type="float" office:value="0.904247456401064" calcext:value-type="float">
            <text:p>0.9042474564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formula="of:=[.B4]*(1/[.C4])" office:value-type="float" office:value="0.10021377300318" calcext:value-type="float">
            <text:p>0.100213773</text:p>
          </table:table-cell>
          <table:table-cell table:formula="of:=[.B4]/1.8" office:value-type="float" office:value="0.363475177304964" calcext:value-type="float">
            <text:p>0.3634751773</text:p>
          </table:table-cell>
          <table:table-cell/>
          <table:table-cell table:formula="of:=[.E4]*(1/[.F4])" office:value-type="float" office:value="0.099107173720883" calcext:value-type="float">
            <text:p>0.0991071737</text:p>
          </table:table-cell>
          <table:table-cell table:formula="of:=[.E4]/3" office:value-type="float" office:value="0.210401891252955" calcext:value-type="float">
            <text:p>0.2104018913</text:p>
          </table:table-cell>
          <table:table-cell/>
          <table:table-cell table:formula="of:=[.H4]*(1/[.I4])" office:value-type="float" office:value="0.0973930091309125" calcext:value-type="float">
            <text:p>0.0973930091</text:p>
          </table:table-cell>
          <table:table-cell table:formula="of:=[.H4]/6" office:value-type="float" office:value="0.112884160756501" calcext:value-type="float">
            <text:p>0.1128841608</text:p>
          </table:table-cell>
          <table:table-cell/>
          <table:table-cell table:formula="of:=[.K4]*(1/[.L4])" office:value-type="float" office:value="0.0863594311409453" calcext:value-type="float">
            <text:p>0.0863594311</text:p>
          </table:table-cell>
          <table:table-cell table:formula="of:=[.K4]/12.5" office:value-type="float" office:value="0.0504964539007092" calcext:value-type="float">
            <text:p>0.0504964539</text:p>
          </table:table-cell>
        </table:table-row>
        <table:table-row table:style-name="ro1">
          <table:table-cell/>
          <table:table-cell table:formula="of:=[.B5]*(1/[.C5])" office:value-type="float" office:value="0.141951870661386" calcext:value-type="float">
            <text:p>0.1419518707</text:p>
          </table:table-cell>
          <table:table-cell table:formula="of:=[.B5]/1.8" office:value-type="float" office:value="0.46591804570528" calcext:value-type="float">
            <text:p>0.4659180457</text:p>
          </table:table-cell>
          <table:table-cell/>
          <table:table-cell table:formula="of:=[.E5]*(1/[.F5])" office:value-type="float" office:value="0.140570287578834" calcext:value-type="float">
            <text:p>0.1405702876</text:p>
          </table:table-cell>
          <table:table-cell table:formula="of:=[.E5]/3" office:value-type="float" office:value="0.302600472813239" calcext:value-type="float">
            <text:p>0.3026004728</text:p>
          </table:table-cell>
          <table:table-cell/>
          <table:table-cell table:formula="of:=[.H5]*(1/[.I5])" office:value-type="float" office:value="0.136447652678702" calcext:value-type="float">
            <text:p>0.1364476527</text:p>
          </table:table-cell>
          <table:table-cell table:formula="of:=[.H5]/6" office:value-type="float" office:value="0.151300236406619" calcext:value-type="float">
            <text:p>0.1513002364</text:p>
          </table:table-cell>
          <table:table-cell/>
          <table:table-cell table:formula="of:=[.K5]*(1/[.L5])" office:value-type="float" office:value="0.125413315605841" calcext:value-type="float">
            <text:p>0.1254133156</text:p>
          </table:table-cell>
          <table:table-cell table:formula="of:=[.K5]/12.5" office:value-type="float" office:value="0.0726241134751773" calcext:value-type="float">
            <text:p>0.0726241135</text:p>
          </table:table-cell>
        </table:table-row>
        <table:table-row table:style-name="ro1">
          <table:table-cell/>
          <table:table-cell table:formula="of:=[.B6]*(1/[.C6])" office:value-type="float" office:value="0.264768103448276" calcext:value-type="float">
            <text:p>0.2647681034</text:p>
          </table:table-cell>
          <table:table-cell table:formula="of:=[.B6]/1.8" office:value-type="float" office:value="0.670803782505911" calcext:value-type="float">
            <text:p>0.6708037825</text:p>
          </table:table-cell>
          <table:table-cell/>
          <table:table-cell table:formula="of:=[.E6]*(1/[.F6])" office:value-type="float" office:value="0.237397898991267" calcext:value-type="float">
            <text:p>0.237397899</text:p>
          </table:table-cell>
          <table:table-cell table:formula="of:=[.E6]/3" office:value-type="float" office:value="0.440898345153663" calcext:value-type="float">
            <text:p>0.4408983452</text:p>
          </table:table-cell>
          <table:table-cell/>
          <table:table-cell table:formula="of:=[.H6]*(1/[.I6])" office:value-type="float" office:value="0.204085795611743" calcext:value-type="float">
            <text:p>0.2040857956</text:p>
          </table:table-cell>
          <table:table-cell table:formula="of:=[.H6]/6" office:value-type="float" office:value="0.228132387706855" calcext:value-type="float">
            <text:p>0.2281323877</text:p>
          </table:table-cell>
          <table:table-cell/>
          <table:table-cell table:formula="of:=[.K6]*(1/[.L6])" office:value-type="float" office:value="0.195480035634336" calcext:value-type="float">
            <text:p>0.1954800356</text:p>
          </table:table-cell>
          <table:table-cell table:formula="of:=[.K6]/12.5" office:value-type="float" office:value="0.107659574468085" calcext:value-type="float">
            <text:p>0.1076595745</text:p>
          </table:table-cell>
        </table:table-row>
        <table:table-row table:style-name="ro1">
          <table:table-cell/>
          <table:table-cell table:formula="of:=[.B7]*(1/[.C7])" office:value-type="float" office:value="0.493161885976644" calcext:value-type="float">
            <text:p>0.493161886</text:p>
          </table:table-cell>
          <table:table-cell table:formula="of:=[.B7]/1.8" office:value-type="float" office:value="0.773246650906228" calcext:value-type="float">
            <text:p>0.7732466509</text:p>
          </table:table-cell>
          <table:table-cell/>
          <table:table-cell table:formula="of:=[.E7]*(1/[.F7])" office:value-type="float" office:value="0.306443812848181" calcext:value-type="float">
            <text:p>0.3064438128</text:p>
          </table:table-cell>
          <table:table-cell table:formula="of:=[.E7]/3" office:value-type="float" office:value="0.594562647754137" calcext:value-type="float">
            <text:p>0.5945626478</text:p>
          </table:table-cell>
          <table:table-cell/>
          <table:table-cell table:formula="of:=[.H7]*(1/[.I7])" office:value-type="float" office:value="0.265615467172561" calcext:value-type="float">
            <text:p>0.2656154672</text:p>
          </table:table-cell>
          <table:table-cell table:formula="of:=[.H7]/6" office:value-type="float" office:value="0.312647754137117" calcext:value-type="float">
            <text:p>0.3126477541</text:p>
          </table:table-cell>
          <table:table-cell/>
          <table:table-cell table:formula="of:=[.K7]*(1/[.L7])" office:value-type="float" office:value="0.250150432878283" calcext:value-type="float">
            <text:p>0.2501504329</text:p>
          </table:table-cell>
          <table:table-cell table:formula="of:=[.K7]/12.5" office:value-type="float" office:value="0.153758865248227" calcext:value-type="float">
            <text:p>0.1537588652</text:p>
          </table:table-cell>
        </table:table-row>
        <table:table-row table:style-name="ro1">
          <table:table-cell/>
          <table:table-cell table:formula="of:=[.B8]*(1/[.C8])" office:value-type="float" office:value="1.05634801028581" calcext:value-type="float">
            <text:p>1.0563480103</text:p>
          </table:table-cell>
          <table:table-cell table:formula="of:=[.B8]/1.8" office:value-type="float" office:value="0.875689519306539" calcext:value-type="float">
            <text:p>0.8756895193</text:p>
          </table:table-cell>
          <table:table-cell/>
          <table:table-cell table:formula="of:=[.E8]*(1/[.F8])" office:value-type="float" office:value="0.58529108175062" calcext:value-type="float">
            <text:p>0.5852910818</text:p>
          </table:table-cell>
          <table:table-cell table:formula="of:=[.E8]/3" office:value-type="float" office:value="0.817375886524823" calcext:value-type="float">
            <text:p>0.8173758865</text:p>
          </table:table-cell>
          <table:table-cell/>
          <table:table-cell table:formula="of:=[.H8]*(1/[.I8])" office:value-type="float" office:value="0.416518996228352" calcext:value-type="float">
            <text:p>0.4165189962</text:p>
          </table:table-cell>
          <table:table-cell table:formula="of:=[.H8]/6" office:value-type="float" office:value="0.450945626477542" calcext:value-type="float">
            <text:p>0.4509456265</text:p>
          </table:table-cell>
          <table:table-cell/>
          <table:table-cell table:formula="of:=[.K8]*(1/[.L8])" office:value-type="float" office:value="0.366957057783568" calcext:value-type="float">
            <text:p>0.3669570578</text:p>
          </table:table-cell>
          <table:table-cell table:formula="of:=[.K8]/12.5" office:value-type="float" office:value="0.218297872340426" calcext:value-type="float">
            <text:p>0.2182978723</text:p>
          </table:table-cell>
        </table:table-row>
        <table:table-row table:style-name="ro1">
          <table:table-cell/>
          <table:table-cell table:formula="of:=[.B9]*(1/[.C9])" office:value-type="float" office:value="1.87637503537068" calcext:value-type="float">
            <text:p>1.8763750354</text:p>
          </table:table-cell>
          <table:table-cell table:formula="of:=[.B9]/1.8" office:value-type="float" office:value="0.9269109535067" calcext:value-type="float">
            <text:p>0.9269109535</text:p>
          </table:table-cell>
          <table:table-cell/>
          <table:table-cell table:formula="of:=[.E9]*(1/[.F9])" office:value-type="float" office:value="1.09046335949088" calcext:value-type="float">
            <text:p>1.0904633595</text:p>
          </table:table-cell>
          <table:table-cell table:formula="of:=[.E9]/3" office:value-type="float" office:value="0.955673758865247" calcext:value-type="float">
            <text:p>0.9556737589</text:p>
          </table:table-cell>
          <table:table-cell/>
          <table:table-cell table:formula="of:=[.H9]*(1/[.I9])" office:value-type="float" office:value="0.587554667490054" calcext:value-type="float">
            <text:p>0.5875546675</text:p>
          </table:table-cell>
          <table:table-cell table:formula="of:=[.H9]/6" office:value-type="float" office:value="0.608451536643027" calcext:value-type="float">
            <text:p>0.6084515366</text:p>
          </table:table-cell>
          <table:table-cell/>
          <table:table-cell table:formula="of:=[.K9]*(1/[.L9])" office:value-type="float" office:value="0.570811208052694" calcext:value-type="float">
            <text:p>0.5708112081</text:p>
          </table:table-cell>
          <table:table-cell table:formula="of:=[.K9]/12.5" office:value-type="float" office:value="0.290212765957446" calcext:value-type="float">
            <text:p>0.290212766</text:p>
          </table:table-cell>
        </table:table-row>
        <table:table-row table:style-name="ro1">
          <table:table-cell/>
          <table:table-cell table:formula="of:=[.B10]*(1/[.C10])" office:value-type="float" office:value="3.06326536424219" calcext:value-type="float">
            <text:p>3.0632653642</text:p>
          </table:table-cell>
          <table:table-cell table:formula="of:=[.B10]/1.8" office:value-type="float" office:value="0.939716312056739" calcext:value-type="float">
            <text:p>0.9397163121</text:p>
          </table:table-cell>
          <table:table-cell/>
          <table:table-cell table:formula="of:=[.E10]*(1/[.F10])" office:value-type="float" office:value="2.3386387163561" calcext:value-type="float">
            <text:p>2.3386387164</text:p>
          </table:table-cell>
          <table:table-cell table:formula="of:=[.E10]/3" office:value-type="float" office:value="0.971040189125297" calcext:value-type="float">
            <text:p>0.9710401891</text:p>
          </table:table-cell>
          <table:table-cell/>
          <table:table-cell table:formula="of:=[.H10]*(1/[.I10])" office:value-type="float" office:value="0.900358024759254" calcext:value-type="float">
            <text:p>0.9003580248</text:p>
          </table:table-cell>
          <table:table-cell table:formula="of:=[.H10]/6" office:value-type="float" office:value="0.858156028368795" calcext:value-type="float">
            <text:p>0.8581560284</text:p>
          </table:table-cell>
          <table:table-cell/>
          <table:table-cell table:formula="of:=[.K10]*(1/[.L10])" office:value-type="float" office:value="0.720315692446234" calcext:value-type="float">
            <text:p>0.7203156924</text:p>
          </table:table-cell>
          <table:table-cell table:formula="of:=[.K10]/12.5" office:value-type="float" office:value="0.426666666666666" calcext:value-type="float">
            <text:p>0.4266666667</text:p>
          </table:table-cell>
        </table:table-row>
        <table:table-row table:style-name="ro1">
          <table:table-cell/>
          <table:table-cell table:formula="of:=[.B11]*(1/[.C11])" office:value-type="float" office:value="4.36745914116328" calcext:value-type="float">
            <text:p>4.3674591412</text:p>
          </table:table-cell>
          <table:table-cell table:formula="of:=[.B11]/1.8" office:value-type="float" office:value="0.952521670606778" calcext:value-type="float">
            <text:p>0.9525216706</text:p>
          </table:table-cell>
          <table:table-cell/>
          <table:table-cell table:formula="of:=[.E11]*(1/[.F11])" office:value-type="float" office:value="3.63146416529443" calcext:value-type="float">
            <text:p>3.6314641653</text:p>
          </table:table-cell>
          <table:table-cell table:formula="of:=[.E11]/3" office:value-type="float" office:value="0.971040189125297" calcext:value-type="float">
            <text:p>0.9710401891</text:p>
          </table:table-cell>
          <table:table-cell/>
          <table:table-cell table:formula="of:=[.H11]*(1/[.I11])" office:value-type="float" office:value="1.85839075516555" calcext:value-type="float">
            <text:p>1.8583907552</text:p>
          </table:table-cell>
          <table:table-cell table:formula="of:=[.H11]/6" office:value-type="float" office:value="1.00797872340426" calcext:value-type="float">
            <text:p>1.0079787234</text:p>
          </table:table-cell>
          <table:table-cell/>
          <table:table-cell table:formula="of:=[.K11]*(1/[.L11])" office:value-type="float" office:value="1.07513325349864" calcext:value-type="float">
            <text:p>1.0751332535</text:p>
          </table:table-cell>
          <table:table-cell table:formula="of:=[.K11]/12.5" office:value-type="float" office:value="0.576028368794326" calcext:value-type="float">
            <text:p>0.5760283688</text:p>
          </table:table-cell>
        </table:table-row>
        <table:table-row table:style-name="ro1">
          <table:table-cell/>
          <table:table-cell table:formula="of:=[.B12]*(1/[.C12])" office:value-type="float" office:value="9.25974852777335" calcext:value-type="float">
            <text:p>9.2597485278</text:p>
          </table:table-cell>
          <table:table-cell table:formula="of:=[.B12]/1.8" office:value-type="float" office:value="1.01654846335697" calcext:value-type="float">
            <text:p>1.0165484634</text:p>
          </table:table-cell>
          <table:table-cell/>
          <table:table-cell table:formula="of:=[.E12]*(1/[.F12])" office:value-type="float" office:value="6.50817843866169" calcext:value-type="float">
            <text:p>6.5081784387</text:p>
          </table:table-cell>
          <table:table-cell table:formula="of:=[.E12]/3" office:value-type="float" office:value="1.00945626477541" calcext:value-type="float">
            <text:p>1.0094562648</text:p>
          </table:table-cell>
          <table:table-cell/>
          <table:table-cell table:formula="of:=[.H12]*(1/[.I12])" office:value-type="float" office:value="4.57712772123431" calcext:value-type="float">
            <text:p>4.5771277212</text:p>
          </table:table-cell>
          <table:table-cell table:formula="of:=[.H12]/6" office:value-type="float" office:value="1.03486997635934" calcext:value-type="float">
            <text:p>1.0348699764</text:p>
          </table:table-cell>
          <table:table-cell/>
          <table:table-cell table:formula="of:=[.K12]*(1/[.L12])" office:value-type="float" office:value="1.94566093457719" calcext:value-type="float">
            <text:p>1.9456609346</text:p>
          </table:table-cell>
          <table:table-cell table:formula="of:=[.K12]/12.5" office:value-type="float" office:value="0.813900709219856" calcext:value-type="float">
            <text:p>0.8139007092</text:p>
          </table:table-cell>
        </table:table-row>
        <table:table-row table:style-name="ro1">
          <table:table-cell/>
          <table:table-cell table:formula="of:=[.B13]*(1/[.C13])" office:value-type="float" office:value="13.7688397129187" calcext:value-type="float">
            <text:p>13.7688397129</text:p>
          </table:table-cell>
          <table:table-cell table:formula="of:=[.B13]/1.8" office:value-type="float" office:value="1.10618597320725" calcext:value-type="float">
            <text:p>1.1061859732</text:p>
          </table:table-cell>
          <table:table-cell/>
          <table:table-cell table:formula="of:=[.E13]*(1/[.F13])" office:value-type="float" office:value="9.14385770896691" calcext:value-type="float">
            <text:p>9.143857709</text:p>
          </table:table-cell>
          <table:table-cell table:formula="of:=[.E13]/3" office:value-type="float" office:value="1.04018912529551" calcext:value-type="float">
            <text:p>1.0401891253</text:p>
          </table:table-cell>
          <table:table-cell/>
          <table:table-cell table:formula="of:=[.H13]*(1/[.I13])" office:value-type="float" office:value="7.87025114610324" calcext:value-type="float">
            <text:p>7.8702511461</text:p>
          </table:table-cell>
          <table:table-cell table:formula="of:=[.H13]/6" office:value-type="float" office:value="1.03486997635934" calcext:value-type="float">
            <text:p>1.0348699764</text:p>
          </table:table-cell>
          <table:table-cell/>
          <table:table-cell table:formula="of:=[.K13]*(1/[.L13])" office:value-type="float" office:value="3.53542307132592" calcext:value-type="float">
            <text:p>3.5354230713</text:p>
          </table:table-cell>
          <table:table-cell table:formula="of:=[.K13]/12.5" office:value-type="float" office:value="0.97801418439716" calcext:value-type="float">
            <text:p>0.9780141844</text:p>
          </table:table-cell>
        </table:table-row>
        <table:table-row table:style-name="ro1">
          <table:table-cell table:number-columns-repeated="4"/>
          <table:table-cell table:formula="of:=[.E14]*(1/[.F14])" office:value-type="float" office:value="13.8526565671209" calcext:value-type="float">
            <text:p>13.8526565671</text:p>
          </table:table-cell>
          <table:table-cell table:formula="of:=[.E14]/3" office:value-type="float" office:value="1.00177304964539" calcext:value-type="float">
            <text:p>1.0017730496</text:p>
          </table:table-cell>
          <table:table-cell/>
          <table:table-cell table:formula="of:=[.H14]*(1/[.I14])" office:value-type="float" office:value="14.092728787769" calcext:value-type="float">
            <text:p>14.0927287878</text:p>
          </table:table-cell>
          <table:table-cell table:formula="of:=[.H14]/6" office:value-type="float" office:value="1.01950354609929" calcext:value-type="float">
            <text:p>1.0195035461</text:p>
          </table:table-cell>
          <table:table-cell/>
          <table:table-cell table:formula="of:=[.K14]*(1/[.L14])" office:value-type="float" office:value="8.59423940422735" calcext:value-type="float">
            <text:p>8.5942394042</text:p>
          </table:table-cell>
          <table:table-cell table:formula="of:=[.K14]/12.5" office:value-type="float" office:value="0.987234042553192" calcext:value-type="float">
            <text:p>0.9872340426</text:p>
          </table:table-cell>
        </table:table-row>
        <table:table-row table:style-name="ro1">
          <table:table-cell table:number-columns-repeated="4"/>
          <table:table-cell table:formula="of:=[.E15]*(1/[.F15])" office:value-type="float" office:value="22.9096932515338" calcext:value-type="float">
            <text:p>22.9096932515</text:p>
          </table:table-cell>
          <table:table-cell table:formula="of:=[.E15]/3" office:value-type="float" office:value="0.97872340425532" calcext:value-type="float">
            <text:p>0.9787234043</text:p>
          </table:table-cell>
          <table:table-cell/>
          <table:table-cell table:formula="of:=[.H15]*(1/[.I15])" office:value-type="float" office:value="19.3774751218521" calcext:value-type="float">
            <text:p>19.3774751219</text:p>
          </table:table-cell>
          <table:table-cell table:formula="of:=[.H15]/6" office:value-type="float" office:value="1.00029550827423" calcext:value-type="float">
            <text:p>1.0002955083</text:p>
          </table:table-cell>
          <table:table-cell/>
          <table:table-cell table:formula="of:=[.K15]*(1/[.L15])" office:value-type="float" office:value="14.0550241730722" calcext:value-type="float">
            <text:p>14.0550241731</text:p>
          </table:table-cell>
          <table:table-cell table:formula="of:=[.K15]/12.5" office:value-type="float" office:value="1.01673758865248" calcext:value-type="float">
            <text:p>1.0167375887</text:p>
          </table:table-cell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2">
          <table:table-cell office:value-type="float" office:value="0.067648299694367" calcext:value-type="float">
            <text:p>0.0676482997</text:p>
          </table:table-cell>
          <table:table-cell office:value-type="float" office:value="0.925311510677836" calcext:value-type="float">
            <text:p>0.9253115107</text:p>
          </table:table-cell>
          <table:table-cell/>
          <table:table-cell office:value-type="float" office:value="0.0712070414778602" calcext:value-type="float">
            <text:p>0.0712070415</text:p>
          </table:table-cell>
          <table:table-cell office:value-type="float" office:value="1.74618602718814" calcext:value-type="float">
            <text:p>1.7461860272</text:p>
          </table:table-cell>
          <table:table-cell/>
          <table:table-cell office:value-type="float" office:value="0.129596171373545" calcext:value-type="float">
            <text:p>0.1295961714</text:p>
          </table:table-cell>
          <table:table-cell office:value-type="float" office:value="2.67148465554278" calcext:value-type="float">
            <text:p>2.6714846555</text:p>
          </table:table-cell>
          <table:table-cell/>
          <table:table-cell office:value-type="float" office:value="0.152269060202317" calcext:value-type="float">
            <text:p>0.1522690602</text:p>
          </table:table-cell>
          <table:table-cell office:value-type="float" office:value="2.07325533086637" calcext:value-type="float">
            <text:p>2.0732553309</text:p>
          </table:table-cell>
        </table:table-row>
        <table:table-row table:style-name="ro2">
          <table:table-cell office:value-type="float" office:value="0.049564738504942" calcext:value-type="float">
            <text:p>0.0495647385</text:p>
          </table:table-cell>
          <table:table-cell office:value-type="float" office:value="0.862677655288355" calcext:value-type="float">
            <text:p>0.8626776553</text:p>
          </table:table-cell>
          <table:table-cell/>
          <table:table-cell office:value-type="float" office:value="0.15526420034589" calcext:value-type="float">
            <text:p>0.1552642003</text:p>
          </table:table-cell>
          <table:table-cell office:value-type="float" office:value="1.64195515019179" calcext:value-type="float">
            <text:p>1.6419551502</text:p>
          </table:table-cell>
          <table:table-cell/>
          <table:table-cell office:value-type="float" office:value="0.302187096420969" calcext:value-type="float">
            <text:p>0.3021870964</text:p>
          </table:table-cell>
          <table:table-cell office:value-type="float" office:value="3.1517247820472" calcext:value-type="float">
            <text:p>3.151724782</text:p>
          </table:table-cell>
          <table:table-cell/>
          <table:table-cell office:value-type="float" office:value="0.342508768031227" calcext:value-type="float">
            <text:p>0.342508768</text:p>
          </table:table-cell>
          <table:table-cell office:value-type="float" office:value="2.67873740350335" calcext:value-type="float">
            <text:p>2.6787374035</text:p>
          </table:table-cell>
        </table:table-row>
        <table:table-row table:style-name="ro2">
          <table:table-cell office:value-type="float" office:value="0.105699461840948" calcext:value-type="float">
            <text:p>0.1056994618</text:p>
          </table:table-cell>
          <table:table-cell office:value-type="float" office:value="0.779277494903432" calcext:value-type="float">
            <text:p>0.7792774949</text:p>
          </table:table-cell>
          <table:table-cell/>
          <table:table-cell office:value-type="float" office:value="0.200835418659401" calcext:value-type="float">
            <text:p>0.2008354187</text:p>
          </table:table-cell>
          <table:table-cell office:value-type="float" office:value="1.74636637971292" calcext:value-type="float">
            <text:p>1.7463663797</text:p>
          </table:table-cell>
          <table:table-cell/>
          <table:table-cell office:value-type="float" office:value="0.452362779103584" calcext:value-type="float">
            <text:p>0.4523627791</text:p>
          </table:table-cell>
          <table:table-cell office:value-type="float" office:value="2.85975980908397" calcext:value-type="float">
            <text:p>2.8597598091</text:p>
          </table:table-cell>
          <table:table-cell/>
          <table:table-cell office:value-type="float" office:value="0.505888831991962" calcext:value-type="float">
            <text:p>0.505888832</text:p>
          </table:table-cell>
          <table:table-cell office:value-type="float" office:value="3.15200819315755" calcext:value-type="float">
            <text:p>3.1520081932</text:p>
          </table:table-cell>
        </table:table-row>
        <table:table-row table:style-name="ro2">
          <table:table-cell office:value-type="float" office:value="0.115538336183547" calcext:value-type="float">
            <text:p>0.1155383362</text:p>
          </table:table-cell>
          <table:table-cell office:value-type="float" office:value="0.695812922902517" calcext:value-type="float">
            <text:p>0.6958129229</text:p>
          </table:table-cell>
          <table:table-cell/>
          <table:table-cell office:value-type="float" office:value="0.321156317330267" calcext:value-type="float">
            <text:p>0.3211563173</text:p>
          </table:table-cell>
          <table:table-cell office:value-type="float" office:value="1.7534903044415" calcext:value-type="float">
            <text:p>1.7534903044</text:p>
          </table:table-cell>
          <table:table-cell/>
          <table:table-cell office:value-type="float" office:value="0.57191073838256" calcext:value-type="float">
            <text:p>0.5719107384</text:p>
          </table:table-cell>
          <table:table-cell office:value-type="float" office:value="2.97818700624471" calcext:value-type="float">
            <text:p>2.9781870062</text:p>
          </table:table-cell>
          <table:table-cell/>
          <table:table-cell office:value-type="float" office:value="0.661072517817864" calcext:value-type="float">
            <text:p>0.6610725178</text:p>
          </table:table-cell>
          <table:table-cell office:value-type="float" office:value="3.47222410089436" calcext:value-type="float">
            <text:p>3.4722241009</text:p>
          </table:table-cell>
        </table:table-row>
        <table:table-row table:style-name="ro2">
          <table:table-cell office:value-type="float" office:value="0.153106411210198" calcext:value-type="float">
            <text:p>0.1531064112</text:p>
          </table:table-cell>
          <table:table-cell office:value-type="float" office:value="0.619343452398207" calcext:value-type="float">
            <text:p>0.6193434524</text:p>
          </table:table-cell>
          <table:table-cell/>
          <table:table-cell office:value-type="float" office:value="0.330995191672866" calcext:value-type="float">
            <text:p>0.3309951917</text:p>
          </table:table-cell>
          <table:table-cell office:value-type="float" office:value="1.67002573244059" calcext:value-type="float">
            <text:p>1.6700257324</text:p>
          </table:table-cell>
          <table:table-cell/>
          <table:table-cell office:value-type="float" office:value="0.822149866506926" calcext:value-type="float">
            <text:p>0.8221498665</text:p>
          </table:table-cell>
          <table:table-cell office:value-type="float" office:value="2.94375255633601" calcext:value-type="float">
            <text:p>2.9437525563</text:p>
          </table:table-cell>
          <table:table-cell/>
          <table:table-cell office:value-type="float" office:value="0.773052112217918" calcext:value-type="float">
            <text:p>0.7730521122</text:p>
          </table:table-cell>
          <table:table-cell office:value-type="float" office:value="3.34716250728656" calcext:value-type="float">
            <text:p>3.3471625073</text:p>
          </table:table-cell>
        </table:table-row>
        <table:table-row table:style-name="ro2">
          <table:table-cell office:value-type="float" office:value="0.209579295530156" calcext:value-type="float">
            <text:p>0.2095792955</text:p>
          </table:table-cell>
          <table:table-cell office:value-type="float" office:value="0.487248110324217" calcext:value-type="float">
            <text:p>0.4872481103</text:p>
          </table:table-cell>
          <table:table-cell/>
          <table:table-cell office:value-type="float" office:value="0.647932548155735" calcext:value-type="float">
            <text:p>0.6479325482</text:p>
          </table:table-cell>
          <table:table-cell office:value-type="float" office:value="1.36437973224091" calcext:value-type="float">
            <text:p>1.3643797322</text:p>
          </table:table-cell>
          <table:table-cell/>
          <table:table-cell office:value-type="float" office:value="1.52468736211889" calcext:value-type="float">
            <text:p>1.5246873621</text:p>
          </table:table-cell>
          <table:table-cell office:value-type="float" office:value="3.1116865215473" calcext:value-type="float">
            <text:p>3.1116865215</text:p>
          </table:table-cell>
          <table:table-cell/>
          <table:table-cell office:value-type="float" office:value="1.43869785477113" calcext:value-type="float">
            <text:p>1.4386978548</text:p>
          </table:table-cell>
          <table:table-cell office:value-type="float" office:value="3.49417557962403" calcext:value-type="float">
            <text:p>3.4941755796</text:p>
          </table:table-cell>
        </table:table-row>
        <table:table-row table:style-name="ro2">
          <table:table-cell office:value-type="float" office:value="0.173170629591341" calcext:value-type="float">
            <text:p>0.1731706296</text:p>
          </table:table-cell>
          <table:table-cell office:value-type="float" office:value="0.396762672180301" calcext:value-type="float">
            <text:p>0.3967626722</text:p>
          </table:table-cell>
          <table:table-cell/>
          <table:table-cell office:value-type="float" office:value="0.780845917752808" calcext:value-type="float">
            <text:p>0.7808459178</text:p>
          </table:table-cell>
          <table:table-cell office:value-type="float" office:value="0.891521176929048" calcext:value-type="float">
            <text:p>0.8915211769</text:p>
          </table:table-cell>
          <table:table-cell/>
          <table:table-cell office:value-type="float" office:value="2.2029738843103" calcext:value-type="float">
            <text:p>2.2029738843</text:p>
          </table:table-cell>
          <table:table-cell office:value-type="float" office:value="2.7717606593173" calcext:value-type="float">
            <text:p>2.7717606593</text:p>
          </table:table-cell>
          <table:table-cell/>
          <table:table-cell office:value-type="float" office:value="2.01382917395323" calcext:value-type="float">
            <text:p>2.013829174</text:p>
          </table:table-cell>
          <table:table-cell office:value-type="float" office:value="3.34193228406811" calcext:value-type="float">
            <text:p>3.3419322841</text:p>
          </table:table-cell>
        </table:table-row>
        <table:table-row table:style-name="ro2">
          <table:table-cell office:value-type="float" office:value="0.238371287878056" calcext:value-type="float">
            <text:p>0.2383712879</text:p>
          </table:table-cell>
          <table:table-cell office:value-type="float" office:value="0.341201212226613" calcext:value-type="float">
            <text:p>0.3412012122</text:p>
          </table:table-cell>
          <table:table-cell/>
          <table:table-cell office:value-type="float" office:value="0.801393223253882" calcext:value-type="float">
            <text:p>0.8013932233</text:p>
          </table:table-cell>
          <table:table-cell office:value-type="float" office:value="0.59937585144105" calcext:value-type="float">
            <text:p>0.5993758514</text:p>
          </table:table-cell>
          <table:table-cell/>
          <table:table-cell office:value-type="float" office:value="2.54268074704592" calcext:value-type="float">
            <text:p>2.542680747</text:p>
          </table:table-cell>
          <table:table-cell office:value-type="float" office:value="1.8539724253872" calcext:value-type="float">
            <text:p>1.8539724254</text:p>
          </table:table-cell>
          <table:table-cell/>
          <table:table-cell office:value-type="float" office:value="2.74317800472137" calcext:value-type="float">
            <text:p>2.7431780047</text:p>
          </table:table-cell>
          <table:table-cell office:value-type="float" office:value="3.64903398678918" calcext:value-type="float">
            <text:p>3.6490339868</text:p>
          </table:table-cell>
        </table:table-row>
        <table:table-row table:style-name="ro2">
          <table:table-cell office:value-type="float" office:value="0.266776810530011" calcext:value-type="float">
            <text:p>0.2667768105</text:p>
          </table:table-cell>
          <table:table-cell office:value-type="float" office:value="0.250805950345086" calcext:value-type="float">
            <text:p>0.2508059503</text:p>
          </table:table-cell>
          <table:table-cell/>
          <table:table-cell office:value-type="float" office:value="0.802552632341717" calcext:value-type="float">
            <text:p>0.8025526323</text:p>
          </table:table-cell>
          <table:table-cell office:value-type="float" office:value="0.432420942792824" calcext:value-type="float">
            <text:p>0.4324209428</text:p>
          </table:table-cell>
          <table:table-cell/>
          <table:table-cell office:value-type="float" office:value="2.94175901682109" calcext:value-type="float">
            <text:p>2.9417590168</text:p>
          </table:table-cell>
          <table:table-cell office:value-type="float" office:value="0.386701577762535" calcext:value-type="float">
            <text:p>0.3867015778</text:p>
          </table:table-cell>
          <table:table-cell/>
          <table:table-cell office:value-type="float" office:value="3.82881968934278" calcext:value-type="float">
            <text:p>3.8288196893</text:p>
          </table:table-cell>
          <table:table-cell office:value-type="float" office:value="3.31663140130691" calcext:value-type="float">
            <text:p>3.3166314013</text:p>
          </table:table-cell>
        </table:table-row>
        <table:table-row table:style-name="ro2">
          <table:table-cell office:value-type="float" office:value="0.295327259317945" calcext:value-type="float">
            <text:p>0.2953272593</text:p>
          </table:table-cell>
          <table:table-cell office:value-type="float" office:value="0.13954132488253" calcext:value-type="float">
            <text:p>0.1395413249</text:p>
          </table:table-cell>
          <table:table-cell/>
          <table:table-cell office:value-type="float" office:value="0.841618277440154" calcext:value-type="float">
            <text:p>0.8416182774</text:p>
          </table:table-cell>
          <table:table-cell office:value-type="float" office:value="0.140301381951222" calcext:value-type="float">
            <text:p>0.140301382</text:p>
          </table:table-cell>
          <table:table-cell/>
          <table:table-cell office:value-type="float" office:value="2.85027841921012" calcext:value-type="float">
            <text:p>2.8502784192</text:p>
          </table:table-cell>
          <table:table-cell office:value-type="float" office:value="0.226574300409336" calcext:value-type="float">
            <text:p>0.2265743004</text:p>
          </table:table-cell>
          <table:table-cell/>
          <table:table-cell office:value-type="float" office:value="4.81649130604213" calcext:value-type="float">
            <text:p>4.816491306</text:p>
          </table:table-cell>
          <table:table-cell office:value-type="float" office:value="1.09191859659971" calcext:value-type="float">
            <text:p>1.0919185966</text:p>
          </table:table-cell>
        </table:table-row>
        <table:table-row table:style-name="ro2">
          <table:table-cell office:value-type="float" office:value="0.249611114868455" calcext:value-type="float">
            <text:p>0.2496111149</text:p>
          </table:table-cell>
          <table:table-cell office:value-type="float" office:value="0.0559994589424262" calcext:value-type="float">
            <text:p>0.0559994589</text:p>
          </table:table-cell>
          <table:table-cell/>
          <table:table-cell office:value-type="float" office:value="0.888542139689472" calcext:value-type="float">
            <text:p>0.8885421397</text:p>
          </table:table-cell>
          <table:table-cell office:value-type="float" office:value="0.0499318847160906" calcext:value-type="float">
            <text:p>0.0499318847</text:p>
          </table:table-cell>
          <table:table-cell/>
          <table:table-cell office:value-type="float" office:value="2.92493148214349" calcext:value-type="float">
            <text:p>2.9249314821</text:p>
          </table:table-cell>
          <table:table-cell office:value-type="float" office:value="0.143199904670809" calcext:value-type="float">
            <text:p>0.1431999047</text:p>
          </table:table-cell>
          <table:table-cell/>
          <table:table-cell office:value-type="float" office:value="4.78360917607882" calcext:value-type="float">
            <text:p>4.7836091761</text:p>
          </table:table-cell>
          <table:table-cell office:value-type="float" office:value="0.49361197798411" calcext:value-type="float">
            <text:p>0.493611978</text:p>
          </table:table-cell>
        </table:table-row>
        <table:table-row table:style-name="ro2">
          <table:table-cell table:number-columns-repeated="3"/>
          <table:table-cell office:value-type="float" office:value="0.768269549730598" calcext:value-type="float">
            <text:p>0.7682695497</text:p>
          </table:table-cell>
          <table:table-cell office:value-type="float" office:value="0.0358515054604958" calcext:value-type="float">
            <text:p>0.0358515055</text:p>
          </table:table-cell>
          <table:table-cell table:number-columns-repeated="4"/>
          <table:table-cell office:value-type="float" office:value="4.78496182001462" calcext:value-type="float">
            <text:p>4.78496182</text:p>
          </table:table-cell>
          <table:table-cell office:value-type="float" office:value="0.298831251227846" calcext:value-type="float">
            <text:p>0.2988312512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formula="of:=[.A1]*(1/[.B1])" office:value-type="float" office:value="0.0731086762822299" calcext:value-type="float">
            <text:p>0.0731086763</text:p>
          </table:table-cell>
          <table:table-cell table:formula="of:=[.A1]/0.3" office:value-type="float" office:value="0.225494332314557" calcext:value-type="float">
            <text:p>0.2254943323</text:p>
          </table:table-cell>
          <table:table-cell/>
          <table:table-cell table:formula="of:=[.D1]*(1/[.E1])" office:value-type="float" office:value="0.0407786114246509" calcext:value-type="float">
            <text:p>0.0407786114</text:p>
          </table:table-cell>
          <table:table-cell table:formula="of:=[.D1]/0.8" office:value-type="float" office:value="0.0890088018473252" calcext:value-type="float">
            <text:p>0.0890088018</text:p>
          </table:table-cell>
          <table:table-cell/>
          <table:table-cell table:formula="of:=[.G1]*(1/[.H1])" office:value-type="float" office:value="0.048510917367487" calcext:value-type="float">
            <text:p>0.0485109174</text:p>
          </table:table-cell>
          <table:table-cell table:formula="of:=[.G1]/3" office:value-type="float" office:value="0.0431987237911818" calcext:value-type="float">
            <text:p>0.0431987238</text:p>
          </table:table-cell>
          <table:table-cell/>
          <table:table-cell table:formula="of:=[.J1]*(1/[.K1])" office:value-type="float" office:value="0.0734444320172986" calcext:value-type="float">
            <text:p>0.073444432</text:p>
          </table:table-cell>
          <table:table-cell table:formula="of:=[.J1]/4.8" office:value-type="float" office:value="0.0317227208754827" calcext:value-type="float">
            <text:p>0.0317227209</text:p>
          </table:table-cell>
        </table:table-row>
        <table:table-row table:style-name="ro2">
          <table:table-cell table:formula="of:=[.A2]*(1/[.B2])" office:value-type="float" office:value="0.0574545291640534" calcext:value-type="float">
            <text:p>0.0574545292</text:p>
          </table:table-cell>
          <table:table-cell table:formula="of:=[.A2]/0.3" office:value-type="float" office:value="0.165215795016473" calcext:value-type="float">
            <text:p>0.165215795</text:p>
          </table:table-cell>
          <table:table-cell/>
          <table:table-cell table:formula="of:=[.D2]*(1/[.E2])" office:value-type="float" office:value="0.094560561126018" calcext:value-type="float">
            <text:p>0.0945605611</text:p>
          </table:table-cell>
          <table:table-cell table:formula="of:=[.D2]/0.8" office:value-type="float" office:value="0.194080250432363" calcext:value-type="float">
            <text:p>0.1940802504</text:p>
          </table:table-cell>
          <table:table-cell/>
          <table:table-cell table:formula="of:=[.G2]*(1/[.H2])" office:value-type="float" office:value="0.0958799125298891" calcext:value-type="float">
            <text:p>0.0958799125</text:p>
          </table:table-cell>
          <table:table-cell table:formula="of:=[.G2]/3" office:value-type="float" office:value="0.100729032140323" calcext:value-type="float">
            <text:p>0.1007290321</text:p>
          </table:table-cell>
          <table:table-cell/>
          <table:table-cell table:formula="of:=[.J2]*(1/[.K2])" office:value-type="float" office:value="0.127862017226206" calcext:value-type="float">
            <text:p>0.1278620172</text:p>
          </table:table-cell>
          <table:table-cell table:formula="of:=[.J2]/4.8" office:value-type="float" office:value="0.0713559933398389" calcext:value-type="float">
            <text:p>0.0713559933</text:p>
          </table:table-cell>
        </table:table-row>
        <table:table-row table:style-name="ro2">
          <table:table-cell table:formula="of:=[.A3]*(1/[.B3])" office:value-type="float" office:value="0.135637770283674" calcext:value-type="float">
            <text:p>0.1356377703</text:p>
          </table:table-cell>
          <table:table-cell table:formula="of:=[.A3]/0.3" office:value-type="float" office:value="0.352331539469828" calcext:value-type="float">
            <text:p>0.3523315395</text:p>
          </table:table-cell>
          <table:table-cell/>
          <table:table-cell table:formula="of:=[.D3]*(1/[.E3])" office:value-type="float" office:value="0.115001881044238" calcext:value-type="float">
            <text:p>0.115001881</text:p>
          </table:table-cell>
          <table:table-cell table:formula="of:=[.D3]/0.8" office:value-type="float" office:value="0.251044273324252" calcext:value-type="float">
            <text:p>0.2510442733</text:p>
          </table:table-cell>
          <table:table-cell/>
          <table:table-cell table:formula="of:=[.G3]*(1/[.H3])" office:value-type="float" office:value="0.158182088463046" calcext:value-type="float">
            <text:p>0.1581820885</text:p>
          </table:table-cell>
          <table:table-cell table:formula="of:=[.G3]/3" office:value-type="float" office:value="0.150787593034528" calcext:value-type="float">
            <text:p>0.150787593</text:p>
          </table:table-cell>
          <table:table-cell/>
          <table:table-cell table:formula="of:=[.J3]*(1/[.K3])" office:value-type="float" office:value="0.160497308696772" calcext:value-type="float">
            <text:p>0.1604973087</text:p>
          </table:table-cell>
          <table:table-cell table:formula="of:=[.J3]/4.8" office:value-type="float" office:value="0.105393506664992" calcext:value-type="float">
            <text:p>0.1053935067</text:p>
          </table:table-cell>
        </table:table-row>
        <table:table-row table:style-name="ro2">
          <table:table-cell table:formula="of:=[.A4]*(1/[.B4])" office:value-type="float" office:value="0.166047988447226" calcext:value-type="float">
            <text:p>0.1660479884</text:p>
          </table:table-cell>
          <table:table-cell table:formula="of:=[.A4]/0.3" office:value-type="float" office:value="0.385127787278492" calcext:value-type="float">
            <text:p>0.3851277873</text:p>
          </table:table-cell>
          <table:table-cell/>
          <table:table-cell table:formula="of:=[.D4]*(1/[.E4])" office:value-type="float" office:value="0.183152605130918" calcext:value-type="float">
            <text:p>0.1831526051</text:p>
          </table:table-cell>
          <table:table-cell table:formula="of:=[.D4]/0.8" office:value-type="float" office:value="0.401445396662834" calcext:value-type="float">
            <text:p>0.4014453967</text:p>
          </table:table-cell>
          <table:table-cell/>
          <table:table-cell table:formula="of:=[.G4]*(1/[.H4])" office:value-type="float" office:value="0.192033185687591" calcext:value-type="float">
            <text:p>0.1920331857</text:p>
          </table:table-cell>
          <table:table-cell table:formula="of:=[.G4]/3" office:value-type="float" office:value="0.190636912794187" calcext:value-type="float">
            <text:p>0.1906369128</text:p>
          </table:table-cell>
          <table:table-cell/>
          <table:table-cell table:formula="of:=[.J4]*(1/[.K4])" office:value-type="float" office:value="0.190388782120252" calcext:value-type="float">
            <text:p>0.1903887821</text:p>
          </table:table-cell>
          <table:table-cell table:formula="of:=[.J4]/4.8" office:value-type="float" office:value="0.137723441212055" calcext:value-type="float">
            <text:p>0.1377234412</text:p>
          </table:table-cell>
        </table:table-row>
        <table:table-row table:style-name="ro2">
          <table:table-cell table:formula="of:=[.A5]*(1/[.B5])" office:value-type="float" office:value="0.247207604467833" calcext:value-type="float">
            <text:p>0.2472076045</text:p>
          </table:table-cell>
          <table:table-cell table:formula="of:=[.A5]/0.3" office:value-type="float" office:value="0.510354704033993" calcext:value-type="float">
            <text:p>0.510354704</text:p>
          </table:table-cell>
          <table:table-cell/>
          <table:table-cell table:formula="of:=[.D5]*(1/[.E5])" office:value-type="float" office:value="0.198197659618782" calcext:value-type="float">
            <text:p>0.1981976596</text:p>
          </table:table-cell>
          <table:table-cell table:formula="of:=[.D5]/0.8" office:value-type="float" office:value="0.413743989591083" calcext:value-type="float">
            <text:p>0.4137439896</text:p>
          </table:table-cell>
          <table:table-cell/>
          <table:table-cell table:formula="of:=[.G5]*(1/[.H5])" office:value-type="float" office:value="0.279286336325166" calcext:value-type="float">
            <text:p>0.2792863363</text:p>
          </table:table-cell>
          <table:table-cell table:formula="of:=[.G5]/3" office:value-type="float" office:value="0.274049955502309" calcext:value-type="float">
            <text:p>0.2740499555</text:p>
          </table:table-cell>
          <table:table-cell/>
          <table:table-cell table:formula="of:=[.J5]*(1/[.K5])" office:value-type="float" office:value="0.230957448446268" calcext:value-type="float">
            <text:p>0.2309574484</text:p>
          </table:table-cell>
          <table:table-cell table:formula="of:=[.J5]/4.8" office:value-type="float" office:value="0.161052523378733" calcext:value-type="float">
            <text:p>0.1610525234</text:p>
          </table:table-cell>
        </table:table-row>
        <table:table-row table:style-name="ro2">
          <table:table-cell table:formula="of:=[.A6]*(1/[.B6])" office:value-type="float" office:value="0.430128493244851" calcext:value-type="float">
            <text:p>0.4301284932</text:p>
          </table:table-cell>
          <table:table-cell table:formula="of:=[.A6]/0.3" office:value-type="float" office:value="0.698597651767187" calcext:value-type="float">
            <text:p>0.6985976518</text:p>
          </table:table-cell>
          <table:table-cell/>
          <table:table-cell table:formula="of:=[.D6]*(1/[.E6])" office:value-type="float" office:value="0.474891654313527" calcext:value-type="float">
            <text:p>0.4748916543</text:p>
          </table:table-cell>
          <table:table-cell table:formula="of:=[.D6]/0.8" office:value-type="float" office:value="0.809915685194668" calcext:value-type="float">
            <text:p>0.8099156852</text:p>
          </table:table-cell>
          <table:table-cell/>
          <table:table-cell table:formula="of:=[.G6]*(1/[.H6])" office:value-type="float" office:value="0.489987455857452" calcext:value-type="float">
            <text:p>0.4899874559</text:p>
          </table:table-cell>
          <table:table-cell table:formula="of:=[.G6]/3" office:value-type="float" office:value="0.508229120706295" calcext:value-type="float">
            <text:p>0.5082291207</text:p>
          </table:table-cell>
          <table:table-cell/>
          <table:table-cell table:formula="of:=[.J6]*(1/[.K6])" office:value-type="float" office:value="0.41174171760594" calcext:value-type="float">
            <text:p>0.4117417176</text:p>
          </table:table-cell>
          <table:table-cell table:formula="of:=[.J6]/4.8" office:value-type="float" office:value="0.299728719743985" calcext:value-type="float">
            <text:p>0.2997287197</text:p>
          </table:table-cell>
        </table:table-row>
        <table:table-row table:style-name="ro2">
          <table:table-cell table:formula="of:=[.A7]*(1/[.B7])" office:value-type="float" office:value="0.436458975940777" calcext:value-type="float">
            <text:p>0.4364589759</text:p>
          </table:table-cell>
          <table:table-cell table:formula="of:=[.A7]/0.3" office:value-type="float" office:value="0.577235431971135" calcext:value-type="float">
            <text:p>0.577235432</text:p>
          </table:table-cell>
          <table:table-cell/>
          <table:table-cell table:formula="of:=[.D7]*(1/[.E7])" office:value-type="float" office:value="0.875857958240011" calcext:value-type="float">
            <text:p>0.8758579582</text:p>
          </table:table-cell>
          <table:table-cell table:formula="of:=[.D7]/0.8" office:value-type="float" office:value="0.97605739719101" calcext:value-type="float">
            <text:p>0.9760573972</text:p>
          </table:table-cell>
          <table:table-cell/>
          <table:table-cell table:formula="of:=[.G7]*(1/[.H7])" office:value-type="float" office:value="0.794792247629671" calcext:value-type="float">
            <text:p>0.7947922476</text:p>
          </table:table-cell>
          <table:table-cell table:formula="of:=[.G7]/3" office:value-type="float" office:value="0.734324628103432" calcext:value-type="float">
            <text:p>0.7343246281</text:p>
          </table:table-cell>
          <table:table-cell/>
          <table:table-cell table:formula="of:=[.J7]*(1/[.K7])" office:value-type="float" office:value="0.602594248708658" calcext:value-type="float">
            <text:p>0.6025942487</text:p>
          </table:table-cell>
          <table:table-cell table:formula="of:=[.J7]/4.8" office:value-type="float" office:value="0.41954774457359" calcext:value-type="float">
            <text:p>0.4195477446</text:p>
          </table:table-cell>
        </table:table-row>
        <table:table-row table:style-name="ro2">
          <table:table-cell table:formula="of:=[.A8]*(1/[.B8])" office:value-type="float" office:value="0.698623801253492" calcext:value-type="float">
            <text:p>0.6986238013</text:p>
          </table:table-cell>
          <table:table-cell table:formula="of:=[.A8]/0.3" office:value-type="float" office:value="0.79457095959352" calcext:value-type="float">
            <text:p>0.7945709596</text:p>
          </table:table-cell>
          <table:table-cell/>
          <table:table-cell table:formula="of:=[.D8]*(1/[.E8])" office:value-type="float" office:value="1.33704623122058" calcext:value-type="float">
            <text:p>1.3370462312</text:p>
          </table:table-cell>
          <table:table-cell table:formula="of:=[.D8]/0.8" office:value-type="float" office:value="1.00174152906735" calcext:value-type="float">
            <text:p>1.0017415291</text:p>
          </table:table-cell>
          <table:table-cell/>
          <table:table-cell table:formula="of:=[.G8]*(1/[.H8])" office:value-type="float" office:value="1.37147711164846" calcext:value-type="float">
            <text:p>1.3714771116</text:p>
          </table:table-cell>
          <table:table-cell table:formula="of:=[.G8]/3" office:value-type="float" office:value="0.847560249015308" calcext:value-type="float">
            <text:p>0.847560249</text:p>
          </table:table-cell>
          <table:table-cell/>
          <table:table-cell table:formula="of:=[.J8]*(1/[.K8])" office:value-type="float" office:value="0.751754577965749" calcext:value-type="float">
            <text:p>0.751754578</text:p>
          </table:table-cell>
          <table:table-cell table:formula="of:=[.J8]/4.8" office:value-type="float" office:value="0.571495417650286" calcext:value-type="float">
            <text:p>0.5714954177</text:p>
          </table:table-cell>
        </table:table-row>
        <table:table-row table:style-name="ro2">
          <table:table-cell table:formula="of:=[.A9]*(1/[.B9])" office:value-type="float" office:value="1.06367815501566" calcext:value-type="float">
            <text:p>1.063678155</text:p>
          </table:table-cell>
          <table:table-cell table:formula="of:=[.A9]/0.3" office:value-type="float" office:value="0.889256035100037" calcext:value-type="float">
            <text:p>0.8892560351</text:p>
          </table:table-cell>
          <table:table-cell/>
          <table:table-cell table:formula="of:=[.D9]*(1/[.E9])" office:value-type="float" office:value="1.85595227455536" calcext:value-type="float">
            <text:p>1.8559522746</text:p>
          </table:table-cell>
          <table:table-cell table:formula="of:=[.D9]/0.8" office:value-type="float" office:value="1.00319079042715" calcext:value-type="float">
            <text:p>1.0031907904</text:p>
          </table:table-cell>
          <table:table-cell/>
          <table:table-cell table:formula="of:=[.G9]*(1/[.H9])" office:value-type="float" office:value="7.6073106136318" calcext:value-type="float">
            <text:p>7.6073106136</text:p>
          </table:table-cell>
          <table:table-cell table:formula="of:=[.G9]/3" office:value-type="float" office:value="0.980586338940365" calcext:value-type="float">
            <text:p>0.9805863389</text:p>
          </table:table-cell>
          <table:table-cell/>
          <table:table-cell table:formula="of:=[.J9]*(1/[.K9])" office:value-type="float" office:value="1.15443027158039" calcext:value-type="float">
            <text:p>1.1544302716</text:p>
          </table:table-cell>
          <table:table-cell table:formula="of:=[.J9]/4.8" office:value-type="float" office:value="0.797670768613079" calcext:value-type="float">
            <text:p>0.7976707686</text:p>
          </table:table-cell>
        </table:table-row>
        <table:table-row table:style-name="ro2">
          <table:table-cell table:formula="of:=[.A10]*(1/[.B10])" office:value-type="float" office:value="2.11641432791727" calcext:value-type="float">
            <text:p>2.1164143279</text:p>
          </table:table-cell>
          <table:table-cell table:formula="of:=[.A10]/0.3" office:value-type="float" office:value="0.984424197726485" calcext:value-type="float">
            <text:p>0.9844241977</text:p>
          </table:table-cell>
          <table:table-cell/>
          <table:table-cell table:formula="of:=[.D10]*(1/[.E10])" office:value-type="float" office:value="5.99864567073728" calcext:value-type="float">
            <text:p>5.9986456707</text:p>
          </table:table-cell>
          <table:table-cell table:formula="of:=[.D10]/0.8" office:value-type="float" office:value="1.05202284680019" calcext:value-type="float">
            <text:p>1.0520228468</text:p>
          </table:table-cell>
          <table:table-cell/>
          <table:table-cell table:formula="of:=[.G10]*(1/[.H10])" office:value-type="float" office:value="12.5798840118262" calcext:value-type="float">
            <text:p>12.5798840118</text:p>
          </table:table-cell>
          <table:table-cell table:formula="of:=[.G10]/3" office:value-type="float" office:value="0.950092806403374" calcext:value-type="float">
            <text:p>0.9500928064</text:p>
          </table:table-cell>
          <table:table-cell/>
          <table:table-cell table:formula="of:=[.J10]*(1/[.K10])" office:value-type="float" office:value="4.41103514588077" calcext:value-type="float">
            <text:p>4.4110351459</text:p>
          </table:table-cell>
          <table:table-cell table:formula="of:=[.J10]/4.8" office:value-type="float" office:value="1.00343568875878" calcext:value-type="float">
            <text:p>1.0034356888</text:p>
          </table:table-cell>
        </table:table-row>
        <table:table-row table:style-name="ro2">
          <table:table-cell table:formula="of:=[.A11]*(1/[.B11])" office:value-type="float" office:value="4.45738440303654" calcext:value-type="float">
            <text:p>4.457384403</text:p>
          </table:table-cell>
          <table:table-cell table:formula="of:=[.A11]/0.3" office:value-type="float" office:value="0.832037049561518" calcext:value-type="float">
            <text:p>0.8320370496</text:p>
          </table:table-cell>
          <table:table-cell/>
          <table:table-cell table:formula="of:=[.D11]*(1/[.E11])" office:value-type="float" office:value="17.7950851393186" calcext:value-type="float">
            <text:p>17.7950851393</text:p>
          </table:table-cell>
          <table:table-cell table:formula="of:=[.D11]/0.8" office:value-type="float" office:value="1.11067767461184" calcext:value-type="float">
            <text:p>1.1106776746</text:p>
          </table:table-cell>
          <table:table-cell/>
          <table:table-cell table:formula="of:=[.G11]*(1/[.H11])" office:value-type="float" office:value="20.4255127743792" calcext:value-type="float">
            <text:p>20.4255127744</text:p>
          </table:table-cell>
          <table:table-cell table:formula="of:=[.G11]/3" office:value-type="float" office:value="0.974977160714497" calcext:value-type="float">
            <text:p>0.9749771607</text:p>
          </table:table-cell>
          <table:table-cell/>
          <table:table-cell table:formula="of:=[.J11]*(1/[.K11])" office:value-type="float" office:value="9.69103139598611" calcext:value-type="float">
            <text:p>9.691031396</text:p>
          </table:table-cell>
          <table:table-cell table:formula="of:=[.J11]/4.8" office:value-type="float" office:value="0.99658524501642" calcext:value-type="float">
            <text:p>0.996585245</text:p>
          </table:table-cell>
        </table:table-row>
        <table:table-row table:style-name="ro2">
          <table:table-cell table:number-columns-repeated="3"/>
          <table:table-cell table:formula="of:=[.D12]*(1/[.E12])" office:value-type="float" office:value="21.4292130794101" calcext:value-type="float">
            <text:p>21.4292130794</text:p>
          </table:table-cell>
          <table:table-cell table:formula="of:=[.D12]/0.8" office:value-type="float" office:value="0.960336937163248" calcext:value-type="float">
            <text:p>0.9603369372</text:p>
          </table:table-cell>
          <table:table-cell table:number-columns-repeated="4"/>
          <table:table-cell table:formula="of:=[.J12]*(1/[.K12])" office:value-type="float" office:value="16.0122537397077" calcext:value-type="float">
            <text:p>16.0122537397</text:p>
          </table:table-cell>
          <table:table-cell table:formula="of:=[.J12]/4.8" office:value-type="float" office:value="0.99686704583638" calcext:value-type="float">
            <text:p>0.9968670458</text:p>
          </table:table-cell>
        </table:table-row>
        <table:table-row table:style-name="ro2" table:number-rows-repeated="4">
          <table:table-cell table:number-columns-repeated="11"/>
        </table:table-row>
        <table:table-row table:style-name="ro2">
          <table:table-cell office:value-type="string" calcext:value-type="string">
            <text:p>HILLS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0.029771487549585" calcext:value-type="float">
            <text:p>0.0297714875</text:p>
          </table:table-cell>
          <table:table-cell office:value-type="float" office:value="0.10492866650071" calcext:value-type="float">
            <text:p>0.1049286665</text:p>
          </table:table-cell>
          <table:table-cell/>
          <table:table-cell office:value-type="float" office:value="0.0376364551766994" calcext:value-type="float">
            <text:p>0.0376364552</text:p>
          </table:table-cell>
          <table:table-cell office:value-type="float" office:value="0.0796991285600143" calcext:value-type="float">
            <text:p>0.0796991286</text:p>
          </table:table-cell>
          <table:table-cell/>
          <table:table-cell office:value-type="float" office:value="0.0955540590537977" calcext:value-type="float">
            <text:p>0.0955540591</text:p>
          </table:table-cell>
          <table:table-cell office:value-type="float" office:value="0.105190448969213" calcext:value-type="float">
            <text:p>0.105190449</text:p>
          </table:table-cell>
          <table:table-cell/>
          <table:table-cell office:value-type="float" office:value="0.0752017144380978" calcext:value-type="float">
            <text:p>0.0752017144</text:p>
          </table:table-cell>
          <table:table-cell office:value-type="float" office:value="0.0310341254165398" calcext:value-type="float">
            <text:p>0.0310341254</text:p>
          </table:table-cell>
        </table:table-row>
        <table:table-row table:style-name="ro2">
          <table:table-cell office:value-type="float" office:value="0.0554036532786869" calcext:value-type="float">
            <text:p>0.0554036533</text:p>
          </table:table-cell>
          <table:table-cell office:value-type="float" office:value="0.242503705912016" calcext:value-type="float">
            <text:p>0.2425037059</text:p>
          </table:table-cell>
          <table:table-cell/>
          <table:table-cell office:value-type="float" office:value="0.0749976688802459" calcext:value-type="float">
            <text:p>0.0749976689</text:p>
          </table:table-cell>
          <table:table-cell office:value-type="float" office:value="0.17027591742642" calcext:value-type="float">
            <text:p>0.1702759174</text:p>
          </table:table-cell>
          <table:table-cell/>
          <table:table-cell office:value-type="float" office:value="0.149686901363398" calcext:value-type="float">
            <text:p>0.1496869014</text:p>
          </table:table-cell>
          <table:table-cell office:value-type="float" office:value="0.159176890031758" calcext:value-type="float">
            <text:p>0.15917689</text:p>
          </table:table-cell>
          <table:table-cell/>
          <table:table-cell office:value-type="float" office:value="0.12182883620136" calcext:value-type="float">
            <text:p>0.1218288362</text:p>
          </table:table-cell>
          <table:table-cell office:value-type="float" office:value="0.0696168804686134" calcext:value-type="float">
            <text:p>0.0696168805</text:p>
          </table:table-cell>
        </table:table-row>
        <table:table-row table:style-name="ro2">
          <table:table-cell office:value-type="float" office:value="0.0850753201145433" calcext:value-type="float">
            <text:p>0.0850753201</text:p>
          </table:table-cell>
          <table:table-cell office:value-type="float" office:value="0.35979618433192" calcext:value-type="float">
            <text:p>0.3597961843</text:p>
          </table:table-cell>
          <table:table-cell/>
          <table:table-cell office:value-type="float" office:value="0.105549423479607" calcext:value-type="float">
            <text:p>0.1055494235</text:p>
          </table:table-cell>
          <table:table-cell office:value-type="float" office:value="0.301532124817926" calcext:value-type="float">
            <text:p>0.3015321248</text:p>
          </table:table-cell>
          <table:table-cell/>
          <table:table-cell office:value-type="float" office:value="0.184846988961226" calcext:value-type="float">
            <text:p>0.184846989</text:p>
          </table:table-cell>
          <table:table-cell office:value-type="float" office:value="0.224723480428212" calcext:value-type="float">
            <text:p>0.2247234804</text:p>
          </table:table-cell>
          <table:table-cell/>
          <table:table-cell office:value-type="float" office:value="0.158175036814398" calcext:value-type="float">
            <text:p>0.1581750368</text:p>
          </table:table-cell>
          <table:table-cell office:value-type="float" office:value="0.105303794283013" calcext:value-type="float">
            <text:p>0.1053037943</text:p>
          </table:table-cell>
        </table:table-row>
        <table:table-row table:style-name="ro2">
          <table:table-cell office:value-type="float" office:value="0.121833981522309" calcext:value-type="float">
            <text:p>0.1218339815</text:p>
          </table:table-cell>
          <table:table-cell office:value-type="float" office:value="0.503140129049979" calcext:value-type="float">
            <text:p>0.503140129</text:p>
          </table:table-cell>
          <table:table-cell/>
          <table:table-cell office:value-type="float" office:value="0.143952034310841" calcext:value-type="float">
            <text:p>0.1439520343</text:p>
          </table:table-cell>
          <table:table-cell office:value-type="float" office:value="0.447261701758627" calcext:value-type="float">
            <text:p>0.4472617018</text:p>
          </table:table-cell>
          <table:table-cell/>
          <table:table-cell office:value-type="float" office:value="0.270557663344515" calcext:value-type="float">
            <text:p>0.2705576633</text:p>
          </table:table-cell>
          <table:table-cell office:value-type="float" office:value="0.386406752969339" calcext:value-type="float">
            <text:p>0.386406753</text:p>
          </table:table-cell>
          <table:table-cell/>
          <table:table-cell office:value-type="float" office:value="0.187665651888702" calcext:value-type="float">
            <text:p>0.1876656519</text:p>
          </table:table-cell>
          <table:table-cell office:value-type="float" office:value="0.141516733365166" calcext:value-type="float">
            <text:p>0.1415167334</text:p>
          </table:table-cell>
        </table:table-row>
        <table:table-row table:style-name="ro2">
          <table:table-cell office:value-type="float" office:value="0.137498770712409" calcext:value-type="float">
            <text:p>0.1374987707</text:p>
          </table:table-cell>
          <table:table-cell office:value-type="float" office:value="0.637331382367923" calcext:value-type="float">
            <text:p>0.6373313824</text:p>
          </table:table-cell>
          <table:table-cell/>
          <table:table-cell office:value-type="float" office:value="0.194568703198725" calcext:value-type="float">
            <text:p>0.1945687032</text:p>
          </table:table-cell>
          <table:table-cell office:value-type="float" office:value="0.724841459834105" calcext:value-type="float">
            <text:p>0.7248414598</text:p>
          </table:table-cell>
          <table:table-cell/>
          <table:table-cell office:value-type="float" office:value="0.484985435939271" calcext:value-type="float">
            <text:p>0.4849854359</text:p>
          </table:table-cell>
          <table:table-cell office:value-type="float" office:value="1.09793785937886" calcext:value-type="float">
            <text:p>1.0979378594</text:p>
          </table:table-cell>
          <table:table-cell/>
          <table:table-cell office:value-type="float" office:value="0.220139383302237" calcext:value-type="float">
            <text:p>0.2201393833</text:p>
          </table:table-cell>
          <table:table-cell office:value-type="float" office:value="0.164081064111337" calcext:value-type="float">
            <text:p>0.1640810641</text:p>
          </table:table-cell>
        </table:table-row>
        <table:table-row table:style-name="ro2">
          <table:table-cell office:value-type="float" office:value="0.271832808635834" calcext:value-type="float">
            <text:p>0.2718328086</text:p>
          </table:table-cell>
          <table:table-cell office:value-type="float" office:value="1.65778308281867" calcext:value-type="float">
            <text:p>1.6577830828</text:p>
          </table:table-cell>
          <table:table-cell/>
          <table:table-cell office:value-type="float" office:value="0.479635110183855" calcext:value-type="float">
            <text:p>0.4796351102</text:p>
          </table:table-cell>
          <table:table-cell office:value-type="float" office:value="2.60997196605987" calcext:value-type="float">
            <text:p>2.6099719661</text:p>
          </table:table-cell>
          <table:table-cell/>
          <table:table-cell office:value-type="float" office:value="0.749433151293447" calcext:value-type="float">
            <text:p>0.7494331513</text:p>
          </table:table-cell>
          <table:table-cell office:value-type="float" office:value="3.05791958441003" calcext:value-type="float">
            <text:p>3.0579195844</text:p>
          </table:table-cell>
          <table:table-cell/>
          <table:table-cell office:value-type="float" office:value="0.397899860401011" calcext:value-type="float">
            <text:p>0.3978998604</text:p>
          </table:table-cell>
          <table:table-cell office:value-type="float" office:value="0.398311785048485" calcext:value-type="float">
            <text:p>0.398311785</text:p>
          </table:table-cell>
        </table:table-row>
        <table:table-row table:style-name="ro2">
          <table:table-cell office:value-type="float" office:value="0.42641815791587" calcext:value-type="float">
            <text:p>0.4264181579</text:p>
          </table:table-cell>
          <table:table-cell office:value-type="float" office:value="2.8791331508472" calcext:value-type="float">
            <text:p>2.8791331508</text:p>
          </table:table-cell>
          <table:table-cell/>
          <table:table-cell office:value-type="float" office:value="0.841527667067541" calcext:value-type="float">
            <text:p>0.8415276671</text:p>
          </table:table-cell>
          <table:table-cell office:value-type="float" office:value="6.27334868036272" calcext:value-type="float">
            <text:p>6.2733486804</text:p>
          </table:table-cell>
          <table:table-cell/>
          <table:table-cell office:value-type="float" office:value="1.26181310171619" calcext:value-type="float">
            <text:p>1.2618131017</text:p>
          </table:table-cell>
          <table:table-cell office:value-type="float" office:value="6.21730015048473" calcext:value-type="float">
            <text:p>6.2173001505</text:p>
          </table:table-cell>
          <table:table-cell/>
          <table:table-cell office:value-type="float" office:value="0.576502131142858" calcext:value-type="float">
            <text:p>0.5765021311</text:p>
          </table:table-cell>
          <table:table-cell office:value-type="float" office:value="0.66495070923495" calcext:value-type="float">
            <text:p>0.6649507092</text:p>
          </table:table-cell>
        </table:table-row>
        <table:table-row table:style-name="ro2">
          <table:table-cell office:value-type="float" office:value="0.633846287679097" calcext:value-type="float">
            <text:p>0.6338462877</text:p>
          </table:table-cell>
          <table:table-cell office:value-type="float" office:value="3.21098395372979" calcext:value-type="float">
            <text:p>3.2109839537</text:p>
          </table:table-cell>
          <table:table-cell/>
          <table:table-cell office:value-type="float" office:value="1.19069291852321" calcext:value-type="float">
            <text:p>1.1906929185</text:p>
          </table:table-cell>
          <table:table-cell office:value-type="float" office:value="7.06485989532088" calcext:value-type="float">
            <text:p>7.0648598953</text:p>
          </table:table-cell>
          <table:table-cell table:number-columns-repeated="4"/>
          <table:table-cell office:value-type="float" office:value="0.686011944500697" calcext:value-type="float">
            <text:p>0.6860119445</text:p>
          </table:table-cell>
          <table:table-cell office:value-type="float" office:value="1.20049705912465" calcext:value-type="float">
            <text:p>1.2004970591</text:p>
          </table:table-cell>
        </table:table-row>
        <table:table-row table:style-name="ro2">
          <table:table-cell office:value-type="float" office:value="0.710895695555336" calcext:value-type="float">
            <text:p>0.7108956956</text:p>
          </table:table-cell>
          <table:table-cell office:value-type="float" office:value="5.85367158496779" calcext:value-type="float">
            <text:p>5.853671585</text:p>
          </table:table-cell>
          <table:table-cell table:number-columns-repeated="7"/>
          <table:table-cell office:value-type="float" office:value="1.2306736775711" calcext:value-type="float">
            <text:p>1.2306736776</text:p>
          </table:table-cell>
          <table:table-cell office:value-type="float" office:value="3.69048053787702" calcext:value-type="float">
            <text:p>3.6904805379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float" office:value="0.029771487549585" calcext:value-type="float">
            <text:p>0.0297714875</text:p>
          </table:table-cell>
          <table:table-cell table:formula="of:=[.B34]/(1+[.B34])" office:value-type="float" office:value="0.0949641996645967" calcext:value-type="float">
            <text:p>0.0949641997</text:p>
          </table:table-cell>
          <table:table-cell/>
          <table:table-cell office:value-type="float" office:value="0.0376364551766994" calcext:value-type="float">
            <text:p>0.0376364552</text:p>
          </table:table-cell>
          <table:table-cell table:formula="of:=[.E34]/(1+[.E34])" office:value-type="float" office:value="0.0738160534280586" calcext:value-type="float">
            <text:p>0.0738160534</text:p>
          </table:table-cell>
          <table:table-cell/>
          <table:table-cell office:value-type="float" office:value="0.0955540590537977" calcext:value-type="float">
            <text:p>0.0955540591</text:p>
          </table:table-cell>
          <table:table-cell table:formula="of:=[.H34]/(1+[.H34])" office:value-type="float" office:value="0.0951785722246527" calcext:value-type="float">
            <text:p>0.0951785722</text:p>
          </table:table-cell>
          <table:table-cell/>
          <table:table-cell office:value-type="float" office:value="0.0752017144380978" calcext:value-type="float">
            <text:p>0.0752017144</text:p>
          </table:table-cell>
          <table:table-cell table:formula="of:=[.K34]/(1+[.K34])" office:value-type="float" office:value="0.0300999982944328" calcext:value-type="float">
            <text:p>0.0300999983</text:p>
          </table:table-cell>
        </table:table-row>
        <table:table-row table:style-name="ro2">
          <table:table-cell office:value-type="float" office:value="0.0554036532786869" calcext:value-type="float">
            <text:p>0.0554036533</text:p>
          </table:table-cell>
          <table:table-cell table:formula="of:=[.B35]/(1+[.B35])" office:value-type="float" office:value="0.195173426653094" calcext:value-type="float">
            <text:p>0.1951734267</text:p>
          </table:table-cell>
          <table:table-cell/>
          <table:table-cell office:value-type="float" office:value="0.0749976688802459" calcext:value-type="float">
            <text:p>0.0749976689</text:p>
          </table:table-cell>
          <table:table-cell table:formula="of:=[.E35]/(1+[.E35])" office:value-type="float" office:value="0.14550065919572" calcext:value-type="float">
            <text:p>0.1455006592</text:p>
          </table:table-cell>
          <table:table-cell/>
          <table:table-cell office:value-type="float" office:value="0.149686901363398" calcext:value-type="float">
            <text:p>0.1496869014</text:p>
          </table:table-cell>
          <table:table-cell table:formula="of:=[.H35]/(1+[.H35])" office:value-type="float" office:value="0.137318895330459" calcext:value-type="float">
            <text:p>0.1373188953</text:p>
          </table:table-cell>
          <table:table-cell/>
          <table:table-cell office:value-type="float" office:value="0.12182883620136" calcext:value-type="float">
            <text:p>0.1218288362</text:p>
          </table:table-cell>
          <table:table-cell table:formula="of:=[.K35]/(1+[.K35])" office:value-type="float" office:value="0.0650858094518042" calcext:value-type="float">
            <text:p>0.0650858095</text:p>
          </table:table-cell>
        </table:table-row>
        <table:table-row table:style-name="ro2">
          <table:table-cell office:value-type="float" office:value="0.0850753201145433" calcext:value-type="float">
            <text:p>0.0850753201</text:p>
          </table:table-cell>
          <table:table-cell table:formula="of:=[.B36]/(1+[.B36])" office:value-type="float" office:value="0.26459567137901" calcext:value-type="float">
            <text:p>0.2645956714</text:p>
          </table:table-cell>
          <table:table-cell/>
          <table:table-cell office:value-type="float" office:value="0.105549423479607" calcext:value-type="float">
            <text:p>0.1055494235</text:p>
          </table:table-cell>
          <table:table-cell table:formula="of:=[.E36]/(1+[.E36])" office:value-type="float" office:value="0.231674746299564" calcext:value-type="float">
            <text:p>0.2316747463</text:p>
          </table:table-cell>
          <table:table-cell/>
          <table:table-cell office:value-type="float" office:value="0.184846988961226" calcext:value-type="float">
            <text:p>0.184846989</text:p>
          </table:table-cell>
          <table:table-cell table:formula="of:=[.H36]/(1+[.H36])" office:value-type="float" office:value="0.183489158180947" calcext:value-type="float">
            <text:p>0.1834891582</text:p>
          </table:table-cell>
          <table:table-cell/>
          <table:table-cell office:value-type="float" office:value="0.158175036814398" calcext:value-type="float">
            <text:p>0.1581750368</text:p>
          </table:table-cell>
          <table:table-cell table:formula="of:=[.K36]/(1+[.K36])" office:value-type="float" office:value="0.0952713587229846" calcext:value-type="float">
            <text:p>0.0952713587</text:p>
          </table:table-cell>
        </table:table-row>
        <table:table-row table:style-name="ro2">
          <table:table-cell office:value-type="float" office:value="0.121833981522309" calcext:value-type="float">
            <text:p>0.1218339815</text:p>
          </table:table-cell>
          <table:table-cell table:formula="of:=[.B37]/(1+[.B37])" office:value-type="float" office:value="0.334726030744702" calcext:value-type="float">
            <text:p>0.3347260307</text:p>
          </table:table-cell>
          <table:table-cell/>
          <table:table-cell office:value-type="float" office:value="0.143952034310841" calcext:value-type="float">
            <text:p>0.1439520343</text:p>
          </table:table-cell>
          <table:table-cell table:formula="of:=[.E37]/(1+[.E37])" office:value-type="float" office:value="0.309039962306155" calcext:value-type="float">
            <text:p>0.3090399623</text:p>
          </table:table-cell>
          <table:table-cell/>
          <table:table-cell office:value-type="float" office:value="0.270557663344515" calcext:value-type="float">
            <text:p>0.2705576633</text:p>
          </table:table-cell>
          <table:table-cell table:formula="of:=[.H37]/(1+[.H37])" office:value-type="float" office:value="0.278710957041829" calcext:value-type="float">
            <text:p>0.278710957</text:p>
          </table:table-cell>
          <table:table-cell/>
          <table:table-cell office:value-type="float" office:value="0.187665651888702" calcext:value-type="float">
            <text:p>0.1876656519</text:p>
          </table:table-cell>
          <table:table-cell table:formula="of:=[.K37]/(1+[.K37])" office:value-type="float" office:value="0.123972543922311" calcext:value-type="float">
            <text:p>0.1239725439</text:p>
          </table:table-cell>
        </table:table-row>
        <table:table-row table:style-name="ro2">
          <table:table-cell office:value-type="float" office:value="0.137498770712409" calcext:value-type="float">
            <text:p>0.1374987707</text:p>
          </table:table-cell>
          <table:table-cell table:formula="of:=[.B38]/(1+[.B38])" office:value-type="float" office:value="0.389250086592861" calcext:value-type="float">
            <text:p>0.3892500866</text:p>
          </table:table-cell>
          <table:table-cell/>
          <table:table-cell office:value-type="float" office:value="0.194568703198725" calcext:value-type="float">
            <text:p>0.1945687032</text:p>
          </table:table-cell>
          <table:table-cell table:formula="of:=[.E38]/(1+[.E38])" office:value-type="float" office:value="0.420236570556357" calcext:value-type="float">
            <text:p>0.4202365706</text:p>
          </table:table-cell>
          <table:table-cell/>
          <table:table-cell office:value-type="float" office:value="0.484985435939271" calcext:value-type="float">
            <text:p>0.4849854359</text:p>
          </table:table-cell>
          <table:table-cell table:formula="of:=[.H38]/(1+[.H38])" office:value-type="float" office:value="0.523341458599697" calcext:value-type="float">
            <text:p>0.5233414586</text:p>
          </table:table-cell>
          <table:table-cell/>
          <table:table-cell office:value-type="float" office:value="0.220139383302237" calcext:value-type="float">
            <text:p>0.2201393833</text:p>
          </table:table-cell>
          <table:table-cell table:formula="of:=[.K38]/(1+[.K38])" office:value-type="float" office:value="0.140953297128493" calcext:value-type="float">
            <text:p>0.1409532971</text:p>
          </table:table-cell>
        </table:table-row>
        <table:table-row table:style-name="ro2">
          <table:table-cell office:value-type="float" office:value="0.271832808635834" calcext:value-type="float">
            <text:p>0.2718328086</text:p>
          </table:table-cell>
          <table:table-cell table:formula="of:=[.B39]/(1+[.B39])" office:value-type="float" office:value="0.623746570416324" calcext:value-type="float">
            <text:p>0.6237465704</text:p>
          </table:table-cell>
          <table:table-cell/>
          <table:table-cell office:value-type="float" office:value="0.479635110183855" calcext:value-type="float">
            <text:p>0.4796351102</text:p>
          </table:table-cell>
          <table:table-cell table:formula="of:=[.E39]/(1+[.E39])" office:value-type="float" office:value="0.722989538588729" calcext:value-type="float">
            <text:p>0.7229895386</text:p>
          </table:table-cell>
          <table:table-cell/>
          <table:table-cell office:value-type="float" office:value="0.749433151293447" calcext:value-type="float">
            <text:p>0.7494331513</text:p>
          </table:table-cell>
          <table:table-cell table:formula="of:=[.H39]/(1+[.H39])" office:value-type="float" office:value="0.753568305335112" calcext:value-type="float">
            <text:p>0.7535683053</text:p>
          </table:table-cell>
          <table:table-cell/>
          <table:table-cell office:value-type="float" office:value="0.397899860401011" calcext:value-type="float">
            <text:p>0.3978998604</text:p>
          </table:table-cell>
          <table:table-cell table:formula="of:=[.K39]/(1+[.K39])" office:value-type="float" office:value="0.28485191164621" calcext:value-type="float">
            <text:p>0.2848519116</text:p>
          </table:table-cell>
        </table:table-row>
        <table:table-row table:style-name="ro2">
          <table:table-cell office:value-type="float" office:value="0.42641815791587" calcext:value-type="float">
            <text:p>0.4264181579</text:p>
          </table:table-cell>
          <table:table-cell table:formula="of:=[.B40]/(1+[.B40])" office:value-type="float" office:value="0.742210447253763" calcext:value-type="float">
            <text:p>0.7422104473</text:p>
          </table:table-cell>
          <table:table-cell/>
          <table:table-cell office:value-type="float" office:value="0.841527667067541" calcext:value-type="float">
            <text:p>0.8415276671</text:p>
          </table:table-cell>
          <table:table-cell table:formula="of:=[.E40]/(1+[.E40])" office:value-type="float" office:value="0.862511747484361" calcext:value-type="float">
            <text:p>0.8625117475</text:p>
          </table:table-cell>
          <table:table-cell/>
          <table:table-cell office:value-type="float" office:value="1.26181310171619" calcext:value-type="float">
            <text:p>1.2618131017</text:p>
          </table:table-cell>
          <table:table-cell table:formula="of:=[.H40]/(1+[.H40])" office:value-type="float" office:value="0.861444033205015" calcext:value-type="float">
            <text:p>0.8614440332</text:p>
          </table:table-cell>
          <table:table-cell/>
          <table:table-cell office:value-type="float" office:value="0.576502131142858" calcext:value-type="float">
            <text:p>0.5765021311</text:p>
          </table:table-cell>
          <table:table-cell table:formula="of:=[.K40]/(1+[.K40])" office:value-type="float" office:value="0.399381618654943" calcext:value-type="float">
            <text:p>0.3993816187</text:p>
          </table:table-cell>
        </table:table-row>
        <table:table-row table:style-name="ro2">
          <table:table-cell office:value-type="float" office:value="0.633846287679097" calcext:value-type="float">
            <text:p>0.6338462877</text:p>
          </table:table-cell>
          <table:table-cell table:formula="of:=[.B41]/(1+[.B41])" office:value-type="float" office:value="0.762525810834717" calcext:value-type="float">
            <text:p>0.7625258108</text:p>
          </table:table-cell>
          <table:table-cell/>
          <table:table-cell office:value-type="float" office:value="1.19069291852321" calcext:value-type="float">
            <text:p>1.1906929185</text:p>
          </table:table-cell>
          <table:table-cell table:formula="of:=[.E41]/(1+[.E41])" office:value-type="float" office:value="0.876005285525148" calcext:value-type="float">
            <text:p>0.8760052855</text:p>
          </table:table-cell>
          <table:table-cell table:number-columns-repeated="4"/>
          <table:table-cell office:value-type="float" office:value="0.686011944500697" calcext:value-type="float">
            <text:p>0.6860119445</text:p>
          </table:table-cell>
          <table:table-cell table:formula="of:=[.K41]/(1+[.K41])" office:value-type="float" office:value="0.545557220422827" calcext:value-type="float">
            <text:p>0.5455572204</text:p>
          </table:table-cell>
        </table:table-row>
        <table:table-row table:style-name="ro2">
          <table:table-cell office:value-type="float" office:value="0.710895695555336" calcext:value-type="float">
            <text:p>0.7108956956</text:p>
          </table:table-cell>
          <table:table-cell table:formula="of:=[.B42]/(1+[.B42])" office:value-type="float" office:value="0.854092804476755" calcext:value-type="float">
            <text:p>0.8540928045</text:p>
          </table:table-cell>
          <table:table-cell table:number-columns-repeated="7"/>
          <table:table-cell office:value-type="float" office:value="1.2306736775711" calcext:value-type="float">
            <text:p>1.2306736776</text:p>
          </table:table-cell>
          <table:table-cell table:formula="of:=[.K42]/(1+[.K42])" office:value-type="float" office:value="0.786802228060706" calcext:value-type="float">
            <text:p>0.7868022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12:59:38.8452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8:49:17.807775000</meta:creation-date>
    <dc:date>2016-03-20T18:44:47.689843000</dc:date>
    <meta:editing-duration>P1DT14H17M5S</meta:editing-duration>
    <meta:editing-cycles>2</meta:editing-cycles>
    <meta:generator>LibreOffice/5.1.0.3$MacOSX_X86_64 LibreOffice_project/5e3e00a007d9b3b6efb6797a8b8e57b51ab1f737</meta:generator>
    <meta:document-statistic meta:table-count="4" meta:cell-count="810" meta:object-count="0"/>
  </office:meta>
</office:document-meta>
</file>